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4" calcext:value-type="float">
            <text:p>54.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7" calcext:value-type="float">
            <text:p>54.2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" calcext:value-type="float">
            <text:p>54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9" calcext:value-type="float">
            <text:p>54.2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1" calcext:value-type="float">
            <text:p>54.2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1" calcext:value-type="float">
            <text:p>54.2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6" calcext:value-type="float">
            <text:p>54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1" calcext:value-type="float">
            <text:p>54.2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4" calcext:value-type="float">
            <text:p>54.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4" calcext:value-type="float">
            <text:p>54.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6" calcext:value-type="float">
            <text:p>54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3" calcext:value-type="float">
            <text:p>54.2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9" calcext:value-type="float">
            <text:p>54.2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2" calcext:value-type="float">
            <text:p>54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9" calcext:value-type="float">
            <text:p>54.2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3" calcext:value-type="float">
            <text:p>54.2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9" calcext:value-type="float">
            <text:p>54.2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4" calcext:value-type="float">
            <text:p>54.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" calcext:value-type="float">
            <text:p>54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6" calcext:value-type="float">
            <text:p>54.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8" calcext:value-type="float">
            <text:p>54.2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6" calcext:value-type="float">
            <text:p>54.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9" calcext:value-type="float">
            <text:p>54.2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4" calcext:value-type="float">
            <text:p>54.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4" calcext:value-type="float">
            <text:p>54.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9" calcext:value-type="float">
            <text:p>54.2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2" calcext:value-type="float">
            <text:p>54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8" calcext:value-type="float">
            <text:p>54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8" calcext:value-type="float">
            <text:p>54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9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6" calcext:value-type="float">
            <text:p>54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7" calcext:value-type="float">
            <text:p>54.3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8" calcext:value-type="float">
            <text:p>54.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" calcext:value-type="float">
            <text:p>54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6" calcext:value-type="float">
            <text:p>54.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8" calcext:value-type="float">
            <text:p>54.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4" calcext:value-type="float">
            <text:p>54.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9" calcext:value-type="float">
            <text:p>54.3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9" calcext:value-type="float">
            <text:p>54.3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8" calcext:value-type="float">
            <text:p>54.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7" calcext:value-type="float">
            <text:p>54.3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21" calcext:value-type="float">
            <text:p>54.3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9" calcext:value-type="float">
            <text:p>54.3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24" calcext:value-type="float">
            <text:p>54.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8" calcext:value-type="float">
            <text:p>54.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" calcext:value-type="float">
            <text:p>54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27" calcext:value-type="float">
            <text:p>54.3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29" calcext:value-type="float">
            <text:p>54.3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9" calcext:value-type="float">
            <text:p>54.3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3" calcext:value-type="float">
            <text:p>54.3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5" calcext:value-type="float">
            <text:p>54.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5" calcext:value-type="float">
            <text:p>54.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6" calcext:value-type="float">
            <text:p>54.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3" calcext:value-type="float">
            <text:p>54.3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8" calcext:value-type="float">
            <text:p>54.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4" calcext:value-type="float">
            <text:p>54.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7" calcext:value-type="float">
            <text:p>54.3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1" calcext:value-type="float">
            <text:p>54.3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9" calcext:value-type="float">
            <text:p>54.3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5" calcext:value-type="float">
            <text:p>54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51" calcext:value-type="float">
            <text:p>54.3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8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57" calcext:value-type="float">
            <text:p>54.3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5" calcext:value-type="float">
            <text:p>54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4" calcext:value-type="float">
            <text:p>54.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2" calcext:value-type="float">
            <text:p>54.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2" calcext:value-type="float">
            <text:p>54.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9" calcext:value-type="float">
            <text:p>54.3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6" calcext:value-type="float">
            <text:p>54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22" calcext:value-type="float">
            <text:p>54.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7" calcext:value-type="float">
            <text:p>54.3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9" calcext:value-type="float">
            <text:p>54.3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22" calcext:value-type="float">
            <text:p>54.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1" calcext:value-type="float">
            <text:p>54.3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8" calcext:value-type="float">
            <text:p>54.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4" calcext:value-type="float">
            <text:p>54.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6" calcext:value-type="float">
            <text:p>54.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8" calcext:value-type="float">
            <text:p>54.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2" calcext:value-type="float">
            <text:p>54.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5" calcext:value-type="float">
            <text:p>54.3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9" calcext:value-type="float">
            <text:p>54.3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" calcext:value-type="float">
            <text:p>54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9" calcext:value-type="float">
            <text:p>54.2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3" calcext:value-type="float">
            <text:p>54.3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1" calcext:value-type="float">
            <text:p>54.3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8" calcext:value-type="float">
            <text:p>54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9" calcext:value-type="float">
            <text:p>54.2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6" calcext:value-type="float">
            <text:p>54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9" calcext:value-type="float">
            <text:p>54.2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2" calcext:value-type="float">
            <text:p>54.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" calcext:value-type="float">
            <text:p>54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4" calcext:value-type="float">
            <text:p>54.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7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6" calcext:value-type="float">
            <text:p>54.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6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" calcext:value-type="float">
            <text:p>54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6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" calcext:value-type="float">
            <text:p>54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6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" calcext:value-type="float">
            <text:p>54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6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" calcext:value-type="float">
            <text:p>54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6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" calcext:value-type="float">
            <text:p>54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6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" calcext:value-type="float">
            <text:p>54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6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" calcext:value-type="float">
            <text:p>54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6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" calcext:value-type="float">
            <text:p>54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6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" calcext:value-type="float">
            <text:p>54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6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" calcext:value-type="float">
            <text:p>54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6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" calcext:value-type="float">
            <text:p>54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6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" calcext:value-type="float">
            <text:p>54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6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" calcext:value-type="float">
            <text:p>54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6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5" calcext:value-type="float">
            <text:p>54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6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" calcext:value-type="float">
            <text:p>54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" calcext:value-type="float">
            <text:p>54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" calcext:value-type="float">
            <text:p>54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2" calcext:value-type="float">
            <text:p>54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3" calcext:value-type="float">
            <text:p>54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" calcext:value-type="float">
            <text:p>54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9" calcext:value-type="float">
            <text:p>54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9" calcext:value-type="float">
            <text:p>54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1" calcext:value-type="float">
            <text:p>54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1" calcext:value-type="float">
            <text:p>54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1" calcext:value-type="float">
            <text:p>54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1" calcext:value-type="float">
            <text:p>54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" calcext:value-type="float">
            <text:p>54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" calcext:value-type="float">
            <text:p>54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" calcext:value-type="float">
            <text:p>54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3" calcext:value-type="float">
            <text:p>54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3" calcext:value-type="float">
            <text:p>54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3" calcext:value-type="float">
            <text:p>54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3" calcext:value-type="float">
            <text:p>54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3" calcext:value-type="float">
            <text:p>54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4" calcext:value-type="float">
            <text:p>54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" calcext:value-type="float">
            <text:p>54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" calcext:value-type="float">
            <text:p>54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4" calcext:value-type="float">
            <text:p>54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" calcext:value-type="float">
            <text:p>54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" calcext:value-type="float">
            <text:p>54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" calcext:value-type="float">
            <text:p>54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" calcext:value-type="float">
            <text:p>54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4" calcext:value-type="float">
            <text:p>54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5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" calcext:value-type="float">
            <text:p>54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" calcext:value-type="float">
            <text:p>54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" calcext:value-type="float">
            <text:p>54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" calcext:value-type="float">
            <text:p>54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" calcext:value-type="float">
            <text:p>54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" calcext:value-type="float">
            <text:p>54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" calcext:value-type="float">
            <text:p>54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" calcext:value-type="float">
            <text:p>54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" calcext:value-type="float">
            <text:p>54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8" calcext:value-type="float">
            <text:p>54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8" calcext:value-type="float">
            <text:p>54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" calcext:value-type="float">
            <text:p>54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" calcext:value-type="float">
            <text:p>54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" calcext:value-type="float">
            <text:p>54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" calcext:value-type="float">
            <text:p>54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" calcext:value-type="float">
            <text:p>54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" calcext:value-type="float">
            <text:p>54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" calcext:value-type="float">
            <text:p>54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8" calcext:value-type="float">
            <text:p>54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9" calcext:value-type="float">
            <text:p>54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9" calcext:value-type="float">
            <text:p>54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9" calcext:value-type="float">
            <text:p>54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8" calcext:value-type="float">
            <text:p>54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8" calcext:value-type="float">
            <text:p>54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8" calcext:value-type="float">
            <text:p>54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9" calcext:value-type="float">
            <text:p>54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8" calcext:value-type="float">
            <text:p>54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8" calcext:value-type="float">
            <text:p>54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" calcext:value-type="float">
            <text:p>54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4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8" calcext:value-type="float">
            <text:p>54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888" calcext:value-type="float">
            <text:p>54.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993" calcext:value-type="float">
            <text:p>54.49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94" calcext:value-type="float">
            <text:p>54.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892" calcext:value-type="float">
            <text:p>54.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8" calcext:value-type="float">
            <text:p>5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37" calcext:value-type="float">
            <text:p>54.47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85" calcext:value-type="float">
            <text:p>54.4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892" calcext:value-type="float">
            <text:p>54.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896" calcext:value-type="float">
            <text:p>54.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878" calcext:value-type="float">
            <text:p>54.4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832" calcext:value-type="float">
            <text:p>54.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31" calcext:value-type="float">
            <text:p>54.47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27" calcext:value-type="float">
            <text:p>54.46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09" calcext:value-type="float">
            <text:p>54.46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37" calcext:value-type="float">
            <text:p>54.46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17" calcext:value-type="float">
            <text:p>54.46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23" calcext:value-type="float">
            <text:p>54.45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325" calcext:value-type="float">
            <text:p>54.4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448" calcext:value-type="float">
            <text:p>54.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432" calcext:value-type="float">
            <text:p>54.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32" calcext:value-type="float">
            <text:p>54.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098" calcext:value-type="float">
            <text:p>54.4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64" calcext:value-type="float">
            <text:p>54.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64" calcext:value-type="float">
            <text:p>54.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73" calcext:value-type="float">
            <text:p>54.4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82" calcext:value-type="float">
            <text:p>54.42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45" calcext:value-type="float">
            <text:p>54.42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131" calcext:value-type="float">
            <text:p>54.41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096" calcext:value-type="float">
            <text:p>54.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128" calcext:value-type="float">
            <text:p>54.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3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191" calcext:value-type="float">
            <text:p>54.4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148" calcext:value-type="float">
            <text:p>54.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157" calcext:value-type="float">
            <text:p>54.41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177" calcext:value-type="float">
            <text:p>54.41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52" calcext:value-type="float">
            <text:p>54.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345" calcext:value-type="float">
            <text:p>54.4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345" calcext:value-type="float">
            <text:p>54.4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368" calcext:value-type="float">
            <text:p>54.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461" calcext:value-type="float">
            <text:p>54.44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415" calcext:value-type="float">
            <text:p>54.44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405" calcext:value-type="float">
            <text:p>54.44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427" calcext:value-type="float">
            <text:p>54.44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475" calcext:value-type="float">
            <text:p>54.4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23" calcext:value-type="float">
            <text:p>54.45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58" calcext:value-type="float">
            <text:p>54.4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32" calcext:value-type="float">
            <text:p>54.4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05" calcext:value-type="float">
            <text:p>54.45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496" calcext:value-type="float">
            <text:p>54.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486" calcext:value-type="float">
            <text:p>54.4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23" calcext:value-type="float">
            <text:p>54.45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28" calcext:value-type="float">
            <text:p>54.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1" calcext:value-type="float">
            <text:p>54.4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72" calcext:value-type="float">
            <text:p>54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79" calcext:value-type="float">
            <text:p>54.45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34" calcext:value-type="float">
            <text:p>54.4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39" calcext:value-type="float">
            <text:p>54.45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03" calcext:value-type="float">
            <text:p>54.46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76" calcext:value-type="float">
            <text:p>54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2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07" calcext:value-type="float">
            <text:p>54.47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21" calcext:value-type="float">
            <text:p>54.4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2" calcext:value-type="float">
            <text:p>54.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61" calcext:value-type="float">
            <text:p>54.47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26" calcext:value-type="float">
            <text:p>54.4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06" calcext:value-type="float">
            <text:p>54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9" calcext:value-type="float">
            <text:p>54.4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04" calcext:value-type="float">
            <text:p>54.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47" calcext:value-type="float">
            <text:p>54.46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17" calcext:value-type="float">
            <text:p>54.46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32" calcext:value-type="float">
            <text:p>54.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03" calcext:value-type="float">
            <text:p>54.46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" calcext:value-type="float">
            <text:p>54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82" calcext:value-type="float">
            <text:p>54.4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09" calcext:value-type="float">
            <text:p>54.47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85" calcext:value-type="float">
            <text:p>54.47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93" calcext:value-type="float">
            <text:p>54.4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61" calcext:value-type="float">
            <text:p>54.47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85" calcext:value-type="float">
            <text:p>54.46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" calcext:value-type="float">
            <text:p>54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46" calcext:value-type="float">
            <text:p>54.4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466" calcext:value-type="float">
            <text:p>54.44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389" calcext:value-type="float">
            <text:p>54.43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5" calcext:value-type="float">
            <text:p>54.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375" calcext:value-type="float">
            <text:p>54.4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34" calcext:value-type="float">
            <text:p>54.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6" calcext:value-type="float">
            <text:p>54.4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15" calcext:value-type="float">
            <text:p>54.4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05" calcext:value-type="float">
            <text:p>54.4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08" calcext:value-type="float">
            <text:p>54.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904" calcext:value-type="float">
            <text:p>54.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3-01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864" calcext:value-type="float">
            <text:p>54.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84" calcext:value-type="float">
            <text:p>5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86" calcext:value-type="float">
            <text:p>54.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78" calcext:value-type="float">
            <text:p>54.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82" calcext:value-type="float">
            <text:p>54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69" calcext:value-type="float">
            <text:p>54.3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51" calcext:value-type="float">
            <text:p>54.3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58" calcext:value-type="float">
            <text:p>54.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55" calcext:value-type="float">
            <text:p>54.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53" calcext:value-type="float">
            <text:p>54.3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52" calcext:value-type="float">
            <text:p>54.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53" calcext:value-type="float">
            <text:p>54.3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9" calcext:value-type="float">
            <text:p>54.3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54" calcext:value-type="float">
            <text:p>54.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58" calcext:value-type="float">
            <text:p>54.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6" calcext:value-type="float">
            <text:p>54.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5" calcext:value-type="float">
            <text:p>54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55" calcext:value-type="float">
            <text:p>54.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63" calcext:value-type="float">
            <text:p>54.3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71" calcext:value-type="float">
            <text:p>54.3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72" calcext:value-type="float">
            <text:p>54.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76" calcext:value-type="float">
            <text:p>54.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8" calcext:value-type="float">
            <text:p>54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84" calcext:value-type="float">
            <text:p>5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87" calcext:value-type="float">
            <text:p>54.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84" calcext:value-type="float">
            <text:p>5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8" calcext:value-type="float">
            <text:p>54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8" calcext:value-type="float">
            <text:p>54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85" calcext:value-type="float">
            <text:p>54.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87" calcext:value-type="float">
            <text:p>54.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82" calcext:value-type="float">
            <text:p>54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2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8" calcext:value-type="float">
            <text:p>54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76" calcext:value-type="float">
            <text:p>54.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76" calcext:value-type="float">
            <text:p>54.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78" calcext:value-type="float">
            <text:p>54.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8" calcext:value-type="float">
            <text:p>54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68" calcext:value-type="float">
            <text:p>54.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5" calcext:value-type="float">
            <text:p>54.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9" calcext:value-type="float">
            <text:p>54.3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" calcext:value-type="float">
            <text:p>54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6" calcext:value-type="float">
            <text:p>54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2" calcext:value-type="float">
            <text:p>54.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3" calcext:value-type="float">
            <text:p>54.3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2" calcext:value-type="float">
            <text:p>54.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1" calcext:value-type="float">
            <text:p>54.2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4" calcext:value-type="float">
            <text:p>54.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9" calcext:value-type="float">
            <text:p>54.3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4" calcext:value-type="float">
            <text:p>54.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8" calcext:value-type="float">
            <text:p>54.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9" calcext:value-type="float">
            <text:p>54.2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9" calcext:value-type="float">
            <text:p>54.2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4" calcext:value-type="float">
            <text:p>54.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5" calcext:value-type="float">
            <text:p>54.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5" calcext:value-type="float">
            <text:p>54.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6" calcext:value-type="float">
            <text:p>54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8" calcext:value-type="float">
            <text:p>54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7" calcext:value-type="float">
            <text:p>54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2" calcext:value-type="float">
            <text:p>54.2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" calcext:value-type="float">
            <text:p>54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" calcext:value-type="float">
            <text:p>54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9" calcext:value-type="float">
            <text:p>54.2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1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4" calcext:value-type="float">
            <text:p>54.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2" calcext:value-type="float">
            <text:p>54.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1" calcext:value-type="float">
            <text:p>54.2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6" calcext:value-type="float">
            <text:p>54.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" calcext:value-type="float">
            <text:p>54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8" calcext:value-type="float">
            <text:p>54.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3" calcext:value-type="float">
            <text:p>54.2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8" calcext:value-type="float">
            <text:p>54.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56" calcext:value-type="float">
            <text:p>54.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4" calcext:value-type="float">
            <text:p>54.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52" calcext:value-type="float">
            <text:p>54.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3" calcext:value-type="float">
            <text:p>54.2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9" calcext:value-type="float">
            <text:p>54.2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6" calcext:value-type="float">
            <text:p>54.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52" calcext:value-type="float">
            <text:p>54.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49" calcext:value-type="float">
            <text:p>54.2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1" calcext:value-type="float">
            <text:p>54.2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9" calcext:value-type="float">
            <text:p>54.2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5" calcext:value-type="float">
            <text:p>54.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1" calcext:value-type="float">
            <text:p>54.2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1" calcext:value-type="float">
            <text:p>54.2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7" calcext:value-type="float">
            <text:p>54.2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1" calcext:value-type="float">
            <text:p>54.2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8" calcext:value-type="float">
            <text:p>54.2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7" calcext:value-type="float">
            <text:p>54.2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1" calcext:value-type="float">
            <text:p>54.2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" calcext:value-type="float">
            <text:p>54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6" calcext:value-type="float">
            <text:p>54.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3" calcext:value-type="float">
            <text:p>54.2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7" calcext:value-type="float">
            <text:p>54.2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7" calcext:value-type="float">
            <text:p>54.2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10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2" calcext:value-type="float">
            <text:p>54.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" calcext:value-type="float">
            <text:p>54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9" calcext:value-type="float">
            <text:p>54.2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7" calcext:value-type="float">
            <text:p>54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1" calcext:value-type="float">
            <text:p>54.2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3" calcext:value-type="float">
            <text:p>54.2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6" calcext:value-type="float">
            <text:p>54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" calcext:value-type="float">
            <text:p>54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5" calcext:value-type="float">
            <text:p>54.2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1" calcext:value-type="float">
            <text:p>54.2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8" calcext:value-type="float">
            <text:p>54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5" calcext:value-type="float">
            <text:p>54.2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5" calcext:value-type="float">
            <text:p>54.2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7" calcext:value-type="float">
            <text:p>54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1" calcext:value-type="float">
            <text:p>54.2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9" calcext:value-type="float">
            <text:p>54.2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5" calcext:value-type="float">
            <text:p>54.2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9" calcext:value-type="float">
            <text:p>54.2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2" calcext:value-type="float">
            <text:p>54.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4" calcext:value-type="float">
            <text:p>54.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6" calcext:value-type="float">
            <text:p>54.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7" calcext:value-type="float">
            <text:p>54.2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1" calcext:value-type="float">
            <text:p>54.3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9" calcext:value-type="float">
            <text:p>54.3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" calcext:value-type="float">
            <text:p>54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1" calcext:value-type="float">
            <text:p>54.3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6" calcext:value-type="float">
            <text:p>54.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3" calcext:value-type="float">
            <text:p>54.3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" calcext:value-type="float">
            <text:p>54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7" calcext:value-type="float">
            <text:p>54.3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9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1" calcext:value-type="float">
            <text:p>54.3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8" calcext:value-type="float">
            <text:p>54.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7" calcext:value-type="float">
            <text:p>54.3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9" calcext:value-type="float">
            <text:p>54.3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9" calcext:value-type="float">
            <text:p>54.3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3" calcext:value-type="float">
            <text:p>54.3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4" calcext:value-type="float">
            <text:p>54.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4" calcext:value-type="float">
            <text:p>54.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4" calcext:value-type="float">
            <text:p>54.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7" calcext:value-type="float">
            <text:p>54.3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2" calcext:value-type="float">
            <text:p>54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9" calcext:value-type="float">
            <text:p>54.3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21" calcext:value-type="float">
            <text:p>54.3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22" calcext:value-type="float">
            <text:p>54.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28" calcext:value-type="float">
            <text:p>54.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25" calcext:value-type="float">
            <text:p>54.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26" calcext:value-type="float">
            <text:p>54.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2" calcext:value-type="float">
            <text:p>54.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9" calcext:value-type="float">
            <text:p>54.3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7" calcext:value-type="float">
            <text:p>54.3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8" calcext:value-type="float">
            <text:p>54.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8" calcext:value-type="float">
            <text:p>54.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1" calcext:value-type="float">
            <text:p>54.3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" calcext:value-type="float">
            <text:p>54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1" calcext:value-type="float">
            <text:p>54.3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6" calcext:value-type="float">
            <text:p>54.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6" calcext:value-type="float">
            <text:p>54.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6" calcext:value-type="float">
            <text:p>54.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52" calcext:value-type="float">
            <text:p>54.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59" calcext:value-type="float">
            <text:p>54.3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66" calcext:value-type="float">
            <text:p>54.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8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67" calcext:value-type="float">
            <text:p>54.3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08" calcext:value-type="float">
            <text:p>54.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13" calcext:value-type="float">
            <text:p>54.4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15" calcext:value-type="float">
            <text:p>54.4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08" calcext:value-type="float">
            <text:p>54.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13" calcext:value-type="float">
            <text:p>54.4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18" calcext:value-type="float">
            <text:p>54.4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7" calcext:value-type="float">
            <text:p>54.4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7" calcext:value-type="float">
            <text:p>54.4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2" calcext:value-type="float">
            <text:p>54.4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4" calcext:value-type="float">
            <text:p>54.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6" calcext:value-type="float">
            <text:p>54.4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6" calcext:value-type="float">
            <text:p>54.4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8" calcext:value-type="float">
            <text:p>54.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8" calcext:value-type="float">
            <text:p>54.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9" calcext:value-type="float">
            <text:p>54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7" calcext:value-type="float">
            <text:p>54.4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7" calcext:value-type="float">
            <text:p>54.4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16" calcext:value-type="float">
            <text:p>54.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88" calcext:value-type="float">
            <text:p>54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55" calcext:value-type="float">
            <text:p>54.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4" calcext:value-type="float">
            <text:p>54.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7" calcext:value-type="float">
            <text:p>54.4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3" calcext:value-type="float">
            <text:p>54.4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9" calcext:value-type="float">
            <text:p>54.4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9" calcext:value-type="float">
            <text:p>54.4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5" calcext:value-type="float">
            <text:p>54.4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49" calcext:value-type="float">
            <text:p>54.4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47" calcext:value-type="float">
            <text:p>54.4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2" calcext:value-type="float">
            <text:p>54.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6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48" calcext:value-type="float">
            <text:p>54.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4" calcext:value-type="float">
            <text:p>54.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6" calcext:value-type="float">
            <text:p>54.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44" calcext:value-type="float">
            <text:p>54.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1" calcext:value-type="float">
            <text:p>54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5" calcext:value-type="float">
            <text:p>54.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1" calcext:value-type="float">
            <text:p>54.4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7" calcext:value-type="float">
            <text:p>54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86" calcext:value-type="float">
            <text:p>54.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95" calcext:value-type="float">
            <text:p>54.4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92" calcext:value-type="float">
            <text:p>54.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81" calcext:value-type="float">
            <text:p>54.4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8" calcext:value-type="float">
            <text:p>54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7" calcext:value-type="float">
            <text:p>54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8" calcext:value-type="float">
            <text:p>5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5" calcext:value-type="float">
            <text:p>54.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7" calcext:value-type="float">
            <text:p>54.4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4" calcext:value-type="float">
            <text:p>54.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05" calcext:value-type="float">
            <text:p>54.4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94" calcext:value-type="float">
            <text:p>54.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09" calcext:value-type="float">
            <text:p>54.5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14" calcext:value-type="float">
            <text:p>54.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19" calcext:value-type="float">
            <text:p>54.5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18" calcext:value-type="float">
            <text:p>54.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05" calcext:value-type="float">
            <text:p>54.5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99" calcext:value-type="float">
            <text:p>54.4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98" calcext:value-type="float">
            <text:p>54.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9" calcext:value-type="float">
            <text:p>54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81" calcext:value-type="float">
            <text:p>54.4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49" calcext:value-type="float">
            <text:p>54.4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6" calcext:value-type="float">
            <text:p>54.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5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38" calcext:value-type="float">
            <text:p>54.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5" calcext:value-type="float">
            <text:p>54.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8" calcext:value-type="float">
            <text:p>54.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4" calcext:value-type="float">
            <text:p>54.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" calcext:value-type="float">
            <text:p>54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" calcext:value-type="float">
            <text:p>54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4" calcext:value-type="float">
            <text:p>54.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6" calcext:value-type="float">
            <text:p>54.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1" calcext:value-type="float">
            <text:p>54.6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3" calcext:value-type="float">
            <text:p>54.6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7" calcext:value-type="float">
            <text:p>54.6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" calcext:value-type="float">
            <text:p>54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4" calcext:value-type="float">
            <text:p>54.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9" calcext:value-type="float">
            <text:p>54.6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4" calcext:value-type="float">
            <text:p>54.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7" calcext:value-type="float">
            <text:p>54.6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" calcext:value-type="float">
            <text:p>54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9" calcext:value-type="float">
            <text:p>54.6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9" calcext:value-type="float">
            <text:p>54.6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7" calcext:value-type="float">
            <text:p>54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83" calcext:value-type="float">
            <text:p>54.6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88" calcext:value-type="float">
            <text:p>54.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83" calcext:value-type="float">
            <text:p>54.6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77" calcext:value-type="float">
            <text:p>54.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81" calcext:value-type="float">
            <text:p>54.6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78" calcext:value-type="float">
            <text:p>54.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2" calcext:value-type="float">
            <text:p>54.6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5" calcext:value-type="float">
            <text:p>54.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4" calcext:value-type="float">
            <text:p>54.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4" calcext:value-type="float">
            <text:p>54.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5" calcext:value-type="float">
            <text:p>54.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3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2" calcext:value-type="float">
            <text:p>54.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6" calcext:value-type="float">
            <text:p>54.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1" calcext:value-type="float">
            <text:p>54.6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4" calcext:value-type="float">
            <text:p>54.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19" calcext:value-type="float">
            <text:p>54.6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29" calcext:value-type="float">
            <text:p>54.6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7" calcext:value-type="float">
            <text:p>54.6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12" calcext:value-type="float">
            <text:p>54.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01" calcext:value-type="float">
            <text:p>54.6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12" calcext:value-type="float">
            <text:p>54.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91" calcext:value-type="float">
            <text:p>54.5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76" calcext:value-type="float">
            <text:p>54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77" calcext:value-type="float">
            <text:p>54.5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76" calcext:value-type="float">
            <text:p>54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75" calcext:value-type="float">
            <text:p>54.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53" calcext:value-type="float">
            <text:p>54.5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83" calcext:value-type="float">
            <text:p>54.5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67" calcext:value-type="float">
            <text:p>54.5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42" calcext:value-type="float">
            <text:p>54.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35" calcext:value-type="float">
            <text:p>54.5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44" calcext:value-type="float">
            <text:p>54.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45" calcext:value-type="float">
            <text:p>54.5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41" calcext:value-type="float">
            <text:p>54.5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42" calcext:value-type="float">
            <text:p>54.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59" calcext:value-type="float">
            <text:p>54.5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42" calcext:value-type="float">
            <text:p>54.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6" calcext:value-type="float">
            <text:p>54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51" calcext:value-type="float">
            <text:p>54.5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2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5" calcext:value-type="float">
            <text:p>54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61" calcext:value-type="float">
            <text:p>54.5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48" calcext:value-type="float">
            <text:p>54.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61" calcext:value-type="float">
            <text:p>54.5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54" calcext:value-type="float">
            <text:p>54.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7" calcext:value-type="float">
            <text:p>54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64" calcext:value-type="float">
            <text:p>54.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67" calcext:value-type="float">
            <text:p>54.5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73" calcext:value-type="float">
            <text:p>54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73" calcext:value-type="float">
            <text:p>54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74" calcext:value-type="float">
            <text:p>54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7" calcext:value-type="float">
            <text:p>54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86" calcext:value-type="float">
            <text:p>54.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96" calcext:value-type="float">
            <text:p>54.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85" calcext:value-type="float">
            <text:p>54.5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91" calcext:value-type="float">
            <text:p>54.5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14" calcext:value-type="float">
            <text:p>54.6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06" calcext:value-type="float">
            <text:p>54.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96" calcext:value-type="float">
            <text:p>54.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91" calcext:value-type="float">
            <text:p>54.5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92" calcext:value-type="float">
            <text:p>54.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08" calcext:value-type="float">
            <text:p>54.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24" calcext:value-type="float">
            <text:p>54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2" calcext:value-type="float">
            <text:p>54.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29" calcext:value-type="float">
            <text:p>54.6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2" calcext:value-type="float">
            <text:p>54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1" calcext:value-type="float">
            <text:p>54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21" calcext:value-type="float">
            <text:p>54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29" calcext:value-type="float">
            <text:p>54.6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2" calcext:value-type="float">
            <text:p>54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2-01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15" calcext:value-type="float">
            <text:p>54.6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01" calcext:value-type="float">
            <text:p>54.6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03" calcext:value-type="float">
            <text:p>54.6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03" calcext:value-type="float">
            <text:p>54.6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03" calcext:value-type="float">
            <text:p>54.6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23" calcext:value-type="float">
            <text:p>54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03" calcext:value-type="float">
            <text:p>54.6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92" calcext:value-type="float">
            <text:p>54.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95" calcext:value-type="float">
            <text:p>54.5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98" calcext:value-type="float">
            <text:p>54.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99" calcext:value-type="float">
            <text:p>54.5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87" calcext:value-type="float">
            <text:p>54.5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85" calcext:value-type="float">
            <text:p>54.5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82" calcext:value-type="float">
            <text:p>54.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75" calcext:value-type="float">
            <text:p>54.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71" calcext:value-type="float">
            <text:p>54.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68" calcext:value-type="float">
            <text:p>54.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74" calcext:value-type="float">
            <text:p>54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79" calcext:value-type="float">
            <text:p>54.5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76" calcext:value-type="float">
            <text:p>54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8" calcext:value-type="float">
            <text:p>54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81" calcext:value-type="float">
            <text:p>54.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74" calcext:value-type="float">
            <text:p>54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95" calcext:value-type="float">
            <text:p>54.5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85" calcext:value-type="float">
            <text:p>54.5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14" calcext:value-type="float">
            <text:p>54.6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73" calcext:value-type="float">
            <text:p>54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48" calcext:value-type="float">
            <text:p>54.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62" calcext:value-type="float">
            <text:p>54.5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72" calcext:value-type="float">
            <text:p>5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54" calcext:value-type="float">
            <text:p>54.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2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47" calcext:value-type="float">
            <text:p>54.5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67" calcext:value-type="float">
            <text:p>54.5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49" calcext:value-type="float">
            <text:p>54.5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48" calcext:value-type="float">
            <text:p>54.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5" calcext:value-type="float">
            <text:p>54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86" calcext:value-type="float">
            <text:p>54.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7" calcext:value-type="float">
            <text:p>54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66" calcext:value-type="float">
            <text:p>54.5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57" calcext:value-type="float">
            <text:p>54.5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52" calcext:value-type="float">
            <text:p>54.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56" calcext:value-type="float">
            <text:p>54.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71" calcext:value-type="float">
            <text:p>54.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66" calcext:value-type="float">
            <text:p>54.5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66" calcext:value-type="float">
            <text:p>54.5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69" calcext:value-type="float">
            <text:p>54.5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8" calcext:value-type="float">
            <text:p>54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78" calcext:value-type="float">
            <text:p>54.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78" calcext:value-type="float">
            <text:p>54.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8" calcext:value-type="float">
            <text:p>54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" calcext:value-type="float">
            <text:p>54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03" calcext:value-type="float">
            <text:p>54.6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91" calcext:value-type="float">
            <text:p>54.5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95" calcext:value-type="float">
            <text:p>54.5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99" calcext:value-type="float">
            <text:p>54.5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99" calcext:value-type="float">
            <text:p>54.5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11" calcext:value-type="float">
            <text:p>54.6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" calcext:value-type="float">
            <text:p>54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" calcext:value-type="float">
            <text:p>54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06" calcext:value-type="float">
            <text:p>54.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17" calcext:value-type="float">
            <text:p>54.6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1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21" calcext:value-type="float">
            <text:p>54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" calcext:value-type="float">
            <text:p>54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25" calcext:value-type="float">
            <text:p>54.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24" calcext:value-type="float">
            <text:p>54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25" calcext:value-type="float">
            <text:p>54.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09" calcext:value-type="float">
            <text:p>54.6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06" calcext:value-type="float">
            <text:p>54.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08" calcext:value-type="float">
            <text:p>54.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2" calcext:value-type="float">
            <text:p>54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16" calcext:value-type="float">
            <text:p>54.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08" calcext:value-type="float">
            <text:p>54.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11" calcext:value-type="float">
            <text:p>54.6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7" calcext:value-type="float">
            <text:p>54.6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7" calcext:value-type="float">
            <text:p>54.6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" calcext:value-type="float">
            <text:p>54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27" calcext:value-type="float">
            <text:p>54.6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2" calcext:value-type="float">
            <text:p>54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28" calcext:value-type="float">
            <text:p>54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8" calcext:value-type="float">
            <text:p>54.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1" calcext:value-type="float">
            <text:p>54.6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4" calcext:value-type="float">
            <text:p>54.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6" calcext:value-type="float">
            <text:p>54.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4" calcext:value-type="float">
            <text:p>54.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7" calcext:value-type="float">
            <text:p>54.6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9" calcext:value-type="float">
            <text:p>54.6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" calcext:value-type="float">
            <text:p>54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2" calcext:value-type="float">
            <text:p>54.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9" calcext:value-type="float">
            <text:p>54.6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71" calcext:value-type="float">
            <text:p>54.6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7" calcext:value-type="float">
            <text:p>54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97" calcext:value-type="float">
            <text:p>54.6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10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72" calcext:value-type="float">
            <text:p>54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76" calcext:value-type="float">
            <text:p>54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9" calcext:value-type="float">
            <text:p>54.6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7" calcext:value-type="float">
            <text:p>54.6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5" calcext:value-type="float">
            <text:p>54.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6" calcext:value-type="float">
            <text:p>54.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3" calcext:value-type="float">
            <text:p>54.6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5" calcext:value-type="float">
            <text:p>54.6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7" calcext:value-type="float">
            <text:p>54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73" calcext:value-type="float">
            <text:p>54.6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4" calcext:value-type="float">
            <text:p>54.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4" calcext:value-type="float">
            <text:p>54.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72" calcext:value-type="float">
            <text:p>54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82" calcext:value-type="float">
            <text:p>54.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81" calcext:value-type="float">
            <text:p>54.6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88" calcext:value-type="float">
            <text:p>54.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88" calcext:value-type="float">
            <text:p>54.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95" calcext:value-type="float">
            <text:p>54.6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98" calcext:value-type="float">
            <text:p>54.6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93" calcext:value-type="float">
            <text:p>54.6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93" calcext:value-type="float">
            <text:p>54.6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01" calcext:value-type="float">
            <text:p>54.7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1" calcext:value-type="float">
            <text:p>54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18" calcext:value-type="float">
            <text:p>54.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16" calcext:value-type="float">
            <text:p>54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13" calcext:value-type="float">
            <text:p>54.7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18" calcext:value-type="float">
            <text:p>54.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24" calcext:value-type="float">
            <text:p>54.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31" calcext:value-type="float">
            <text:p>54.7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3" calcext:value-type="float">
            <text:p>54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9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28" calcext:value-type="float">
            <text:p>54.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29" calcext:value-type="float">
            <text:p>54.7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32" calcext:value-type="float">
            <text:p>54.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37" calcext:value-type="float">
            <text:p>54.7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41" calcext:value-type="float">
            <text:p>54.7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43" calcext:value-type="float">
            <text:p>54.7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51" calcext:value-type="float">
            <text:p>54.7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58" calcext:value-type="float">
            <text:p>54.7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55" calcext:value-type="float">
            <text:p>54.7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51" calcext:value-type="float">
            <text:p>54.7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56" calcext:value-type="float">
            <text:p>54.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6" calcext:value-type="float">
            <text:p>54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71" calcext:value-type="float">
            <text:p>54.7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76" calcext:value-type="float">
            <text:p>54.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8" calcext:value-type="float">
            <text:p>54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78" calcext:value-type="float">
            <text:p>54.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81" calcext:value-type="float">
            <text:p>54.7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92" calcext:value-type="float">
            <text:p>54.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88" calcext:value-type="float">
            <text:p>54.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93" calcext:value-type="float">
            <text:p>54.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96" calcext:value-type="float">
            <text:p>54.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96" calcext:value-type="float">
            <text:p>54.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01" calcext:value-type="float">
            <text:p>54.8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03" calcext:value-type="float">
            <text:p>54.8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12" calcext:value-type="float">
            <text:p>54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28" calcext:value-type="float">
            <text:p>54.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4" calcext:value-type="float">
            <text:p>54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2" calcext:value-type="float">
            <text:p>54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18" calcext:value-type="float">
            <text:p>54.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19" calcext:value-type="float">
            <text:p>54.8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8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17" calcext:value-type="float">
            <text:p>54.8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25" calcext:value-type="float">
            <text:p>54.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25" calcext:value-type="float">
            <text:p>54.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38" calcext:value-type="float">
            <text:p>54.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42" calcext:value-type="float">
            <text:p>54.8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47" calcext:value-type="float">
            <text:p>54.8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48" calcext:value-type="float">
            <text:p>54.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51" calcext:value-type="float">
            <text:p>54.8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6" calcext:value-type="float">
            <text:p>54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62" calcext:value-type="float">
            <text:p>54.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56" calcext:value-type="float">
            <text:p>54.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53" calcext:value-type="float">
            <text:p>54.8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55" calcext:value-type="float">
            <text:p>54.8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56" calcext:value-type="float">
            <text:p>54.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87" calcext:value-type="float">
            <text:p>54.7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81" calcext:value-type="float">
            <text:p>54.8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79" calcext:value-type="float">
            <text:p>54.8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84" calcext:value-type="float">
            <text:p>54.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93" calcext:value-type="float">
            <text:p>54.8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" calcext:value-type="float">
            <text:p>54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13" calcext:value-type="float">
            <text:p>54.9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19" calcext:value-type="float">
            <text:p>54.9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18" calcext:value-type="float">
            <text:p>54.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14" calcext:value-type="float">
            <text:p>54.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03" calcext:value-type="float">
            <text:p>54.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06" calcext:value-type="float">
            <text:p>54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12" calcext:value-type="float">
            <text:p>54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34" calcext:value-type="float">
            <text:p>54.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22" calcext:value-type="float">
            <text:p>54.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19" calcext:value-type="float">
            <text:p>54.9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13" calcext:value-type="float">
            <text:p>54.9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7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09" calcext:value-type="float">
            <text:p>54.9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1" calcext:value-type="float">
            <text:p>54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15" calcext:value-type="float">
            <text:p>54.9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18" calcext:value-type="float">
            <text:p>54.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2" calcext:value-type="float">
            <text:p>54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13" calcext:value-type="float">
            <text:p>54.9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11" calcext:value-type="float">
            <text:p>54.9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15" calcext:value-type="float">
            <text:p>54.9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07" calcext:value-type="float">
            <text:p>54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02" calcext:value-type="float">
            <text:p>54.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98" calcext:value-type="float">
            <text:p>54.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32" calcext:value-type="float">
            <text:p>54.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72" calcext:value-type="float">
            <text:p>54.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61" calcext:value-type="float">
            <text:p>54.9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64" calcext:value-type="float">
            <text:p>54.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82" calcext:value-type="float">
            <text:p>54.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83" calcext:value-type="float">
            <text:p>54.9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71" calcext:value-type="float">
            <text:p>54.9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81" calcext:value-type="float">
            <text:p>54.9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72" calcext:value-type="float">
            <text:p>54.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85" calcext:value-type="float">
            <text:p>54.9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97" calcext:value-type="float">
            <text:p>54.9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03" calcext:value-type="float">
            <text:p>55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06" calcext:value-type="float">
            <text:p>55.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08" calcext:value-type="float">
            <text:p>55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1" calcext:value-type="float">
            <text:p>55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14" calcext:value-type="float">
            <text:p>55.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23" calcext:value-type="float">
            <text:p>55.0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46" calcext:value-type="float">
            <text:p>55.0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6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54" calcext:value-type="float">
            <text:p>55.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52" calcext:value-type="float">
            <text:p>5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41" calcext:value-type="float">
            <text:p>55.0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34" calcext:value-type="float">
            <text:p>55.0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44" calcext:value-type="float">
            <text:p>55.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49" calcext:value-type="float">
            <text:p>55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55" calcext:value-type="float">
            <text:p>55.0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56" calcext:value-type="float">
            <text:p>55.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58" calcext:value-type="float">
            <text:p>55.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77" calcext:value-type="float">
            <text:p>55.0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56" calcext:value-type="float">
            <text:p>55.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78" calcext:value-type="float">
            <text:p>55.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93" calcext:value-type="float">
            <text:p>55.0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39" calcext:value-type="float">
            <text:p>55.0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44" calcext:value-type="float">
            <text:p>55.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52" calcext:value-type="float">
            <text:p>5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72" calcext:value-type="float">
            <text:p>55.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77" calcext:value-type="float">
            <text:p>55.0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69" calcext:value-type="float">
            <text:p>55.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6" calcext:value-type="float">
            <text:p>55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65" calcext:value-type="float">
            <text:p>55.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7" calcext:value-type="float">
            <text:p>55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74" calcext:value-type="float">
            <text:p>55.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96" calcext:value-type="float">
            <text:p>55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98" calcext:value-type="float">
            <text:p>55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61" calcext:value-type="float">
            <text:p>55.0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58" calcext:value-type="float">
            <text:p>55.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63" calcext:value-type="float">
            <text:p>55.0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6" calcext:value-type="float">
            <text:p>55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" calcext:value-type="float">
            <text:p>55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56" calcext:value-type="float">
            <text:p>55.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5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58" calcext:value-type="float">
            <text:p>55.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65" calcext:value-type="float">
            <text:p>55.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69" calcext:value-type="float">
            <text:p>55.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76" calcext:value-type="float">
            <text:p>55.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97" calcext:value-type="float">
            <text:p>55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84" calcext:value-type="float">
            <text:p>55.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52" calcext:value-type="float">
            <text:p>5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08" calcext:value-type="float">
            <text:p>55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89" calcext:value-type="float">
            <text:p>54.9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98" calcext:value-type="float">
            <text:p>55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07" calcext:value-type="float">
            <text:p>55.1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25" calcext:value-type="float">
            <text:p>55.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32" calcext:value-type="float">
            <text:p>55.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28" calcext:value-type="float">
            <text:p>55.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27" calcext:value-type="float">
            <text:p>55.1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24" calcext:value-type="float">
            <text:p>55.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24" calcext:value-type="float">
            <text:p>55.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23" calcext:value-type="float">
            <text:p>55.1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27" calcext:value-type="float">
            <text:p>55.1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29" calcext:value-type="float">
            <text:p>55.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4" calcext:value-type="float">
            <text:p>55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55" calcext:value-type="float">
            <text:p>55.1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62" calcext:value-type="float">
            <text:p>55.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69" calcext:value-type="float">
            <text:p>55.1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56" calcext:value-type="float">
            <text:p>55.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6" calcext:value-type="float">
            <text:p>55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61" calcext:value-type="float">
            <text:p>55.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74" calcext:value-type="float">
            <text:p>55.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54" calcext:value-type="float">
            <text:p>55.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49" calcext:value-type="float">
            <text:p>55.1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4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53" calcext:value-type="float">
            <text:p>55.1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7" calcext:value-type="float">
            <text:p>55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71" calcext:value-type="float">
            <text:p>55.1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6" calcext:value-type="float">
            <text:p>55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74" calcext:value-type="float">
            <text:p>55.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76" calcext:value-type="float">
            <text:p>55.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87" calcext:value-type="float">
            <text:p>55.1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2" calcext:value-type="float">
            <text:p>55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87" calcext:value-type="float">
            <text:p>55.1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88" calcext:value-type="float">
            <text:p>55.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8" calcext:value-type="float">
            <text:p>55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73" calcext:value-type="float">
            <text:p>55.1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68" calcext:value-type="float">
            <text:p>55.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61" calcext:value-type="float">
            <text:p>55.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67" calcext:value-type="float">
            <text:p>55.1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53" calcext:value-type="float">
            <text:p>55.1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45" calcext:value-type="float">
            <text:p>55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5" calcext:value-type="float">
            <text:p>55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58" calcext:value-type="float">
            <text:p>55.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67" calcext:value-type="float">
            <text:p>55.1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95" calcext:value-type="float">
            <text:p>55.1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7" calcext:value-type="float">
            <text:p>55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202" calcext:value-type="float">
            <text:p>55.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8" calcext:value-type="float">
            <text:p>55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67" calcext:value-type="float">
            <text:p>55.1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63" calcext:value-type="float">
            <text:p>55.1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56" calcext:value-type="float">
            <text:p>55.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46" calcext:value-type="float">
            <text:p>5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51" calcext:value-type="float">
            <text:p>55.1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55" calcext:value-type="float">
            <text:p>55.1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51" calcext:value-type="float">
            <text:p>55.1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3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48" calcext:value-type="float">
            <text:p>55.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43" calcext:value-type="float">
            <text:p>55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3" calcext:value-type="float">
            <text:p>55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22" calcext:value-type="float">
            <text:p>55.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22" calcext:value-type="float">
            <text:p>55.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37" calcext:value-type="float">
            <text:p>55.1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4" calcext:value-type="float">
            <text:p>55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27" calcext:value-type="float">
            <text:p>55.1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28" calcext:value-type="float">
            <text:p>55.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35" calcext:value-type="float">
            <text:p>55.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37" calcext:value-type="float">
            <text:p>55.1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22" calcext:value-type="float">
            <text:p>55.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28" calcext:value-type="float">
            <text:p>55.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16" calcext:value-type="float">
            <text:p>55.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11" calcext:value-type="float">
            <text:p>55.1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03" calcext:value-type="float">
            <text:p>55.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88" calcext:value-type="float">
            <text:p>55.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75" calcext:value-type="float">
            <text:p>55.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74" calcext:value-type="float">
            <text:p>55.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65" calcext:value-type="float">
            <text:p>55.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73" calcext:value-type="float">
            <text:p>55.0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71" calcext:value-type="float">
            <text:p>55.0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64" calcext:value-type="float">
            <text:p>55.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53" calcext:value-type="float">
            <text:p>55.0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44" calcext:value-type="float">
            <text:p>55.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37" calcext:value-type="float">
            <text:p>55.0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25" calcext:value-type="float">
            <text:p>55.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29" calcext:value-type="float">
            <text:p>55.0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2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15" calcext:value-type="float">
            <text:p>55.0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12" calcext:value-type="float">
            <text:p>55.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91" calcext:value-type="float">
            <text:p>54.9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84" calcext:value-type="float">
            <text:p>54.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77" calcext:value-type="float">
            <text:p>54.9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59" calcext:value-type="float">
            <text:p>54.9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47" calcext:value-type="float">
            <text:p>54.9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32" calcext:value-type="float">
            <text:p>54.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36" calcext:value-type="float">
            <text:p>54.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36" calcext:value-type="float">
            <text:p>54.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27" calcext:value-type="float">
            <text:p>54.9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18" calcext:value-type="float">
            <text:p>54.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15" calcext:value-type="float">
            <text:p>54.9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97" calcext:value-type="float">
            <text:p>54.8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79" calcext:value-type="float">
            <text:p>54.8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58" calcext:value-type="float">
            <text:p>54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58" calcext:value-type="float">
            <text:p>54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48" calcext:value-type="float">
            <text:p>54.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26" calcext:value-type="float">
            <text:p>54.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43" calcext:value-type="float">
            <text:p>54.8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22" calcext:value-type="float">
            <text:p>54.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33" calcext:value-type="float">
            <text:p>54.8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2" calcext:value-type="float">
            <text:p>54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13" calcext:value-type="float">
            <text:p>54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14" calcext:value-type="float">
            <text:p>54.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2" calcext:value-type="float">
            <text:p>54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16" calcext:value-type="float">
            <text:p>54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1" calcext:value-type="float">
            <text:p>54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06" calcext:value-type="float">
            <text:p>54.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03" calcext:value-type="float">
            <text:p>54.8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03" calcext:value-type="float">
            <text:p>54.8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1-01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98" calcext:value-type="float">
            <text:p>54.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96" calcext:value-type="float">
            <text:p>54.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86" calcext:value-type="float">
            <text:p>54.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93" calcext:value-type="float">
            <text:p>54.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04" calcext:value-type="float">
            <text:p>54.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88" calcext:value-type="float">
            <text:p>54.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37" calcext:value-type="float">
            <text:p>54.7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1" calcext:value-type="float">
            <text:p>54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18" calcext:value-type="float">
            <text:p>54.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12" calcext:value-type="float">
            <text:p>54.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1" calcext:value-type="float">
            <text:p>54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96" calcext:value-type="float">
            <text:p>54.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95" calcext:value-type="float">
            <text:p>54.6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98" calcext:value-type="float">
            <text:p>54.6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76" calcext:value-type="float">
            <text:p>54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7" calcext:value-type="float">
            <text:p>54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8" calcext:value-type="float">
            <text:p>54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6" calcext:value-type="float">
            <text:p>54.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71" calcext:value-type="float">
            <text:p>54.6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4" calcext:value-type="float">
            <text:p>54.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5" calcext:value-type="float">
            <text:p>54.6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71" calcext:value-type="float">
            <text:p>54.6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4" calcext:value-type="float">
            <text:p>54.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4" calcext:value-type="float">
            <text:p>54.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2" calcext:value-type="float">
            <text:p>54.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2" calcext:value-type="float">
            <text:p>54.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1" calcext:value-type="float">
            <text:p>54.6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" calcext:value-type="float">
            <text:p>54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73" calcext:value-type="float">
            <text:p>54.6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8" calcext:value-type="float">
            <text:p>54.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2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07" calcext:value-type="float">
            <text:p>54.6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07" calcext:value-type="float">
            <text:p>54.6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03" calcext:value-type="float">
            <text:p>54.6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02" calcext:value-type="float">
            <text:p>54.6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14" calcext:value-type="float">
            <text:p>54.6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08" calcext:value-type="float">
            <text:p>54.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13" calcext:value-type="float">
            <text:p>54.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7" calcext:value-type="float">
            <text:p>54.6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25" calcext:value-type="float">
            <text:p>54.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14" calcext:value-type="float">
            <text:p>54.6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23" calcext:value-type="float">
            <text:p>54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25" calcext:value-type="float">
            <text:p>54.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05" calcext:value-type="float">
            <text:p>54.6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27" calcext:value-type="float">
            <text:p>54.6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23" calcext:value-type="float">
            <text:p>54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2" calcext:value-type="float">
            <text:p>54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2" calcext:value-type="float">
            <text:p>54.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9" calcext:value-type="float">
            <text:p>54.6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6" calcext:value-type="float">
            <text:p>54.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1" calcext:value-type="float">
            <text:p>54.6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2" calcext:value-type="float">
            <text:p>54.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3" calcext:value-type="float">
            <text:p>54.6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9" calcext:value-type="float">
            <text:p>54.6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5" calcext:value-type="float">
            <text:p>54.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2" calcext:value-type="float">
            <text:p>54.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1" calcext:value-type="float">
            <text:p>54.6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3" calcext:value-type="float">
            <text:p>54.6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22" calcext:value-type="float">
            <text:p>54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" calcext:value-type="float">
            <text:p>54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8" calcext:value-type="float">
            <text:p>54.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1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85" calcext:value-type="float">
            <text:p>54.6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75" calcext:value-type="float">
            <text:p>54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8" calcext:value-type="float">
            <text:p>54.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6" calcext:value-type="float">
            <text:p>54.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71" calcext:value-type="float">
            <text:p>54.6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85" calcext:value-type="float">
            <text:p>54.6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89" calcext:value-type="float">
            <text:p>54.6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99" calcext:value-type="float">
            <text:p>54.6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07" calcext:value-type="float">
            <text:p>54.7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97" calcext:value-type="float">
            <text:p>54.6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91" calcext:value-type="float">
            <text:p>54.6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1" calcext:value-type="float">
            <text:p>54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23" calcext:value-type="float">
            <text:p>54.7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23" calcext:value-type="float">
            <text:p>54.7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99" calcext:value-type="float">
            <text:p>54.6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96" calcext:value-type="float">
            <text:p>54.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96" calcext:value-type="float">
            <text:p>54.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93" calcext:value-type="float">
            <text:p>54.6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88" calcext:value-type="float">
            <text:p>54.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01" calcext:value-type="float">
            <text:p>54.7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1" calcext:value-type="float">
            <text:p>54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01" calcext:value-type="float">
            <text:p>54.7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81" calcext:value-type="float">
            <text:p>54.6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8" calcext:value-type="float">
            <text:p>54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71" calcext:value-type="float">
            <text:p>54.6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71" calcext:value-type="float">
            <text:p>54.6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8" calcext:value-type="float">
            <text:p>54.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5" calcext:value-type="float">
            <text:p>54.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1" calcext:value-type="float">
            <text:p>54.6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2" calcext:value-type="float">
            <text:p>54.6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4" calcext:value-type="float">
            <text:p>54.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7" calcext:value-type="float">
            <text:p>54.6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7" calcext:value-type="float">
            <text:p>54.6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1" calcext:value-type="float">
            <text:p>54.6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8" calcext:value-type="float">
            <text:p>54.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1" calcext:value-type="float">
            <text:p>54.6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9" calcext:value-type="float">
            <text:p>54.6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2" calcext:value-type="float">
            <text:p>54.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3" calcext:value-type="float">
            <text:p>54.6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76" calcext:value-type="float">
            <text:p>54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76" calcext:value-type="float">
            <text:p>54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5" calcext:value-type="float">
            <text:p>54.6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" calcext:value-type="float">
            <text:p>54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3" calcext:value-type="float">
            <text:p>54.6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8" calcext:value-type="float">
            <text:p>54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5" calcext:value-type="float">
            <text:p>54.6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" calcext:value-type="float">
            <text:p>54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72" calcext:value-type="float">
            <text:p>54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79" calcext:value-type="float">
            <text:p>54.6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78" calcext:value-type="float">
            <text:p>54.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83" calcext:value-type="float">
            <text:p>54.6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" calcext:value-type="float">
            <text:p>54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01" calcext:value-type="float">
            <text:p>54.7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9" calcext:value-type="float">
            <text:p>54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99" calcext:value-type="float">
            <text:p>54.6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02" calcext:value-type="float">
            <text:p>54.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02" calcext:value-type="float">
            <text:p>54.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11" calcext:value-type="float">
            <text:p>54.7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14" calcext:value-type="float">
            <text:p>54.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2" calcext:value-type="float">
            <text:p>54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32" calcext:value-type="float">
            <text:p>54.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25" calcext:value-type="float">
            <text:p>54.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24" calcext:value-type="float">
            <text:p>54.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24" calcext:value-type="float">
            <text:p>54.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3" calcext:value-type="float">
            <text:p>54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45" calcext:value-type="float">
            <text:p>54.7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56" calcext:value-type="float">
            <text:p>54.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25" calcext:value-type="float">
            <text:p>54.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47" calcext:value-type="float">
            <text:p>54.7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67" calcext:value-type="float">
            <text:p>54.7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23" calcext:value-type="float">
            <text:p>54.7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36" calcext:value-type="float">
            <text:p>54.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49" calcext:value-type="float">
            <text:p>54.7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48" calcext:value-type="float">
            <text:p>54.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31" calcext:value-type="float">
            <text:p>54.7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27" calcext:value-type="float">
            <text:p>54.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17" calcext:value-type="float">
            <text:p>54.7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7" calcext:value-type="float">
            <text:p>54.6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83" calcext:value-type="float">
            <text:p>54.6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19" calcext:value-type="float">
            <text:p>54.7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1" calcext:value-type="float">
            <text:p>54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07" calcext:value-type="float">
            <text:p>54.7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1" calcext:value-type="float">
            <text:p>54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12" calcext:value-type="float">
            <text:p>54.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09" calcext:value-type="float">
            <text:p>54.7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13" calcext:value-type="float">
            <text:p>54.7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2" calcext:value-type="float">
            <text:p>54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3" calcext:value-type="float">
            <text:p>54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45" calcext:value-type="float">
            <text:p>54.7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36" calcext:value-type="float">
            <text:p>54.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39" calcext:value-type="float">
            <text:p>54.7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43" calcext:value-type="float">
            <text:p>54.7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54" calcext:value-type="float">
            <text:p>54.7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58" calcext:value-type="float">
            <text:p>54.7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52" calcext:value-type="float">
            <text:p>54.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5" calcext:value-type="float">
            <text:p>54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7" calcext:value-type="float">
            <text:p>54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72" calcext:value-type="float">
            <text:p>54.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81" calcext:value-type="float">
            <text:p>54.7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88" calcext:value-type="float">
            <text:p>54.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89" calcext:value-type="float">
            <text:p>54.7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85" calcext:value-type="float">
            <text:p>54.7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78" calcext:value-type="float">
            <text:p>54.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77" calcext:value-type="float">
            <text:p>54.7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82" calcext:value-type="float">
            <text:p>54.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92" calcext:value-type="float">
            <text:p>54.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94" calcext:value-type="float">
            <text:p>54.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88" calcext:value-type="float">
            <text:p>54.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89" calcext:value-type="float">
            <text:p>54.7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6" calcext:value-type="float">
            <text:p>54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87" calcext:value-type="float">
            <text:p>54.7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13" calcext:value-type="float">
            <text:p>54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07" calcext:value-type="float">
            <text:p>54.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11" calcext:value-type="float">
            <text:p>54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19" calcext:value-type="float">
            <text:p>54.8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32" calcext:value-type="float">
            <text:p>54.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34" calcext:value-type="float">
            <text:p>54.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18" calcext:value-type="float">
            <text:p>54.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33" calcext:value-type="float">
            <text:p>54.8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46" calcext:value-type="float">
            <text:p>54.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51" calcext:value-type="float">
            <text:p>54.8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44" calcext:value-type="float">
            <text:p>54.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58" calcext:value-type="float">
            <text:p>54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73" calcext:value-type="float">
            <text:p>54.8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73" calcext:value-type="float">
            <text:p>54.8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8" calcext:value-type="float">
            <text:p>54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95" calcext:value-type="float">
            <text:p>54.8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" calcext:value-type="float">
            <text:p>54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93" calcext:value-type="float">
            <text:p>54.8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82" calcext:value-type="float">
            <text:p>54.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79" calcext:value-type="float">
            <text:p>54.8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79" calcext:value-type="float">
            <text:p>54.8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76" calcext:value-type="float">
            <text:p>54.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86" calcext:value-type="float">
            <text:p>54.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73" calcext:value-type="float">
            <text:p>54.8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82" calcext:value-type="float">
            <text:p>54.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71" calcext:value-type="float">
            <text:p>54.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66" calcext:value-type="float">
            <text:p>54.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62" calcext:value-type="float">
            <text:p>54.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61" calcext:value-type="float">
            <text:p>54.8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65" calcext:value-type="float">
            <text:p>54.8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86" calcext:value-type="float">
            <text:p>54.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79" calcext:value-type="float">
            <text:p>54.8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86" calcext:value-type="float">
            <text:p>54.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81" calcext:value-type="float">
            <text:p>54.8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72" calcext:value-type="float">
            <text:p>54.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36" calcext:value-type="float">
            <text:p>54.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04" calcext:value-type="float">
            <text:p>54.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07" calcext:value-type="float">
            <text:p>54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73" calcext:value-type="float">
            <text:p>54.8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48" calcext:value-type="float">
            <text:p>54.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52" calcext:value-type="float">
            <text:p>54.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4" calcext:value-type="float">
            <text:p>54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46" calcext:value-type="float">
            <text:p>54.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56" calcext:value-type="float">
            <text:p>54.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63" calcext:value-type="float">
            <text:p>54.9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64" calcext:value-type="float">
            <text:p>54.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59" calcext:value-type="float">
            <text:p>54.9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6" calcext:value-type="float">
            <text:p>54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68" calcext:value-type="float">
            <text:p>54.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7" calcext:value-type="float">
            <text:p>54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86" calcext:value-type="float">
            <text:p>54.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1" calcext:value-type="float">
            <text:p>55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23" calcext:value-type="float">
            <text:p>55.0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17" calcext:value-type="float">
            <text:p>55.0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1" calcext:value-type="float">
            <text:p>55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11" calcext:value-type="float">
            <text:p>55.0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09" calcext:value-type="float">
            <text:p>55.0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93" calcext:value-type="float">
            <text:p>54.9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28" calcext:value-type="float">
            <text:p>54.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58" calcext:value-type="float">
            <text:p>55.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65" calcext:value-type="float">
            <text:p>55.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75" calcext:value-type="float">
            <text:p>55.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72" calcext:value-type="float">
            <text:p>55.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78" calcext:value-type="float">
            <text:p>55.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06" calcext:value-type="float">
            <text:p>55.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02" calcext:value-type="float">
            <text:p>55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04" calcext:value-type="float">
            <text:p>55.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98" calcext:value-type="float">
            <text:p>55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" calcext:value-type="float">
            <text:p>55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06" calcext:value-type="float">
            <text:p>55.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15" calcext:value-type="float">
            <text:p>55.1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19" calcext:value-type="float">
            <text:p>55.1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42" calcext:value-type="float">
            <text:p>55.1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67" calcext:value-type="float">
            <text:p>55.1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75" calcext:value-type="float">
            <text:p>55.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59" calcext:value-type="float">
            <text:p>55.1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57" calcext:value-type="float">
            <text:p>55.1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58" calcext:value-type="float">
            <text:p>55.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58" calcext:value-type="float">
            <text:p>55.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58" calcext:value-type="float">
            <text:p>55.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58" calcext:value-type="float">
            <text:p>55.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53" calcext:value-type="float">
            <text:p>55.1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57" calcext:value-type="float">
            <text:p>55.1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61" calcext:value-type="float">
            <text:p>55.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59" calcext:value-type="float">
            <text:p>55.1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61" calcext:value-type="float">
            <text:p>55.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68" calcext:value-type="float">
            <text:p>55.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7" calcext:value-type="float">
            <text:p>55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73" calcext:value-type="float">
            <text:p>55.1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6" calcext:value-type="float">
            <text:p>55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49" calcext:value-type="float">
            <text:p>55.1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64" calcext:value-type="float">
            <text:p>55.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72" calcext:value-type="float">
            <text:p>55.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66" calcext:value-type="float">
            <text:p>55.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6" calcext:value-type="float">
            <text:p>55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59" calcext:value-type="float">
            <text:p>55.1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53" calcext:value-type="float">
            <text:p>55.1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43" calcext:value-type="float">
            <text:p>55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77" calcext:value-type="float">
            <text:p>55.1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69" calcext:value-type="float">
            <text:p>55.1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63" calcext:value-type="float">
            <text:p>55.1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66" calcext:value-type="float">
            <text:p>55.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67" calcext:value-type="float">
            <text:p>55.1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53" calcext:value-type="float">
            <text:p>55.1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45" calcext:value-type="float">
            <text:p>55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34" calcext:value-type="float">
            <text:p>55.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28" calcext:value-type="float">
            <text:p>55.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37" calcext:value-type="float">
            <text:p>55.1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37" calcext:value-type="float">
            <text:p>55.1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35" calcext:value-type="float">
            <text:p>55.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34" calcext:value-type="float">
            <text:p>55.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3" calcext:value-type="float">
            <text:p>55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22" calcext:value-type="float">
            <text:p>55.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17" calcext:value-type="float">
            <text:p>55.1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1" calcext:value-type="float">
            <text:p>55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03" calcext:value-type="float">
            <text:p>55.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98" calcext:value-type="float">
            <text:p>55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97" calcext:value-type="float">
            <text:p>55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85" calcext:value-type="float">
            <text:p>55.0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83" calcext:value-type="float">
            <text:p>55.0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92" calcext:value-type="float">
            <text:p>55.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71" calcext:value-type="float">
            <text:p>55.0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68" calcext:value-type="float">
            <text:p>55.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7" calcext:value-type="float">
            <text:p>55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6" calcext:value-type="float">
            <text:p>55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59" calcext:value-type="float">
            <text:p>55.0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45" calcext:value-type="float">
            <text:p>55.0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46" calcext:value-type="float">
            <text:p>55.0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23" calcext:value-type="float">
            <text:p>55.0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33" calcext:value-type="float">
            <text:p>55.0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26" calcext:value-type="float">
            <text:p>55.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07" calcext:value-type="float">
            <text:p>55.0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12" calcext:value-type="float">
            <text:p>55.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3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13" calcext:value-type="float">
            <text:p>55.0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06" calcext:value-type="float">
            <text:p>55.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01" calcext:value-type="float">
            <text:p>55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59" calcext:value-type="float">
            <text:p>54.9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6" calcext:value-type="float">
            <text:p>54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57" calcext:value-type="float">
            <text:p>54.9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44" calcext:value-type="float">
            <text:p>54.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12" calcext:value-type="float">
            <text:p>54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07" calcext:value-type="float">
            <text:p>54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05" calcext:value-type="float">
            <text:p>54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83" calcext:value-type="float">
            <text:p>54.8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92" calcext:value-type="float">
            <text:p>54.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72" calcext:value-type="float">
            <text:p>54.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57" calcext:value-type="float">
            <text:p>54.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55" calcext:value-type="float">
            <text:p>54.8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56" calcext:value-type="float">
            <text:p>54.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26" calcext:value-type="float">
            <text:p>54.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14" calcext:value-type="float">
            <text:p>54.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3" calcext:value-type="float">
            <text:p>54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09" calcext:value-type="float">
            <text:p>54.8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08" calcext:value-type="float">
            <text:p>54.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11" calcext:value-type="float">
            <text:p>54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08" calcext:value-type="float">
            <text:p>54.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97" calcext:value-type="float">
            <text:p>54.7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85" calcext:value-type="float">
            <text:p>54.7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7" calcext:value-type="float">
            <text:p>54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59" calcext:value-type="float">
            <text:p>54.7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77" calcext:value-type="float">
            <text:p>54.7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78" calcext:value-type="float">
            <text:p>54.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78" calcext:value-type="float">
            <text:p>54.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83" calcext:value-type="float">
            <text:p>54.7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78" calcext:value-type="float">
            <text:p>54.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69" calcext:value-type="float">
            <text:p>54.7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66" calcext:value-type="float">
            <text:p>54.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79" calcext:value-type="float">
            <text:p>54.7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7" calcext:value-type="float">
            <text:p>54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61" calcext:value-type="float">
            <text:p>54.7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53" calcext:value-type="float">
            <text:p>54.7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48" calcext:value-type="float">
            <text:p>54.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38" calcext:value-type="float">
            <text:p>54.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33" calcext:value-type="float">
            <text:p>54.7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27" calcext:value-type="float">
            <text:p>54.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12" calcext:value-type="float">
            <text:p>54.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08" calcext:value-type="float">
            <text:p>54.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14" calcext:value-type="float">
            <text:p>54.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25" calcext:value-type="float">
            <text:p>54.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03" calcext:value-type="float">
            <text:p>54.7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14" calcext:value-type="float">
            <text:p>54.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14" calcext:value-type="float">
            <text:p>54.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91" calcext:value-type="float">
            <text:p>54.6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9" calcext:value-type="float">
            <text:p>54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73" calcext:value-type="float">
            <text:p>54.6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72" calcext:value-type="float">
            <text:p>54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77" calcext:value-type="float">
            <text:p>54.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9" calcext:value-type="float">
            <text:p>54.6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5" calcext:value-type="float">
            <text:p>54.6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63" calcext:value-type="float">
            <text:p>54.6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9" calcext:value-type="float">
            <text:p>54.6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" calcext:value-type="float">
            <text:p>54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9" calcext:value-type="float">
            <text:p>54.6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52" calcext:value-type="float">
            <text:p>54.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3" calcext:value-type="float">
            <text:p>54.6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8" calcext:value-type="float">
            <text:p>54.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8" calcext:value-type="float">
            <text:p>54.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1" calcext:value-type="float">
            <text:p>54.6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22" calcext:value-type="float">
            <text:p>54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24" calcext:value-type="float">
            <text:p>54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21" calcext:value-type="float">
            <text:p>54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1" calcext:value-type="float">
            <text:p>54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13" calcext:value-type="float">
            <text:p>54.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08" calcext:value-type="float">
            <text:p>54.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18" calcext:value-type="float">
            <text:p>54.6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11" calcext:value-type="float">
            <text:p>54.6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04" calcext:value-type="float">
            <text:p>54.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9" calcext:value-type="float">
            <text:p>54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74" calcext:value-type="float">
            <text:p>54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75" calcext:value-type="float">
            <text:p>54.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64" calcext:value-type="float">
            <text:p>54.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65" calcext:value-type="float">
            <text:p>54.5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6" calcext:value-type="float">
            <text:p>54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63" calcext:value-type="float">
            <text:p>54.5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46" calcext:value-type="float">
            <text:p>54.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38" calcext:value-type="float">
            <text:p>54.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14" calcext:value-type="float">
            <text:p>54.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33" calcext:value-type="float">
            <text:p>54.5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32" calcext:value-type="float">
            <text:p>54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21" calcext:value-type="float">
            <text:p>54.5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26" calcext:value-type="float">
            <text:p>54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16" calcext:value-type="float">
            <text:p>54.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14" calcext:value-type="float">
            <text:p>54.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06" calcext:value-type="float">
            <text:p>54.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01" calcext:value-type="float">
            <text:p>54.5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02" calcext:value-type="float">
            <text:p>54.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93" calcext:value-type="float">
            <text:p>54.4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93" calcext:value-type="float">
            <text:p>54.4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03" calcext:value-type="float">
            <text:p>54.5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03" calcext:value-type="float">
            <text:p>54.5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9" calcext:value-type="float">
            <text:p>54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81" calcext:value-type="float">
            <text:p>54.4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4" calcext:value-type="float">
            <text:p>54.4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5" calcext:value-type="float">
            <text:p>54.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2" calcext:value-type="float">
            <text:p>54.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3" calcext:value-type="float">
            <text:p>54.4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8" calcext:value-type="float">
            <text:p>54.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" calcext:value-type="float">
            <text:p>54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43" calcext:value-type="float">
            <text:p>54.4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44" calcext:value-type="float">
            <text:p>54.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41" calcext:value-type="float">
            <text:p>54.4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33" calcext:value-type="float">
            <text:p>54.4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34" calcext:value-type="float">
            <text:p>54.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4" calcext:value-type="float">
            <text:p>54.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19" calcext:value-type="float">
            <text:p>54.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09" calcext:value-type="float">
            <text:p>54.4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97" calcext:value-type="float">
            <text:p>54.3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83" calcext:value-type="float">
            <text:p>54.3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74" calcext:value-type="float">
            <text:p>54.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73" calcext:value-type="float">
            <text:p>54.3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58" calcext:value-type="float">
            <text:p>54.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6" calcext:value-type="float">
            <text:p>54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6" calcext:value-type="float">
            <text:p>54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58" calcext:value-type="float">
            <text:p>54.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53" calcext:value-type="float">
            <text:p>54.3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5" calcext:value-type="float">
            <text:p>54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22" calcext:value-type="float">
            <text:p>54.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08" calcext:value-type="float">
            <text:p>54.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8" calcext:value-type="float">
            <text:p>54.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1" calcext:value-type="float">
            <text:p>54.2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4" calcext:value-type="float">
            <text:p>54.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55" calcext:value-type="float">
            <text:p>54.2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49" calcext:value-type="float">
            <text:p>54.2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53" calcext:value-type="float">
            <text:p>54.2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44" calcext:value-type="float">
            <text:p>54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39" calcext:value-type="float">
            <text:p>54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37" calcext:value-type="float">
            <text:p>54.2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38" calcext:value-type="float">
            <text:p>54.2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43" calcext:value-type="float">
            <text:p>54.2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4" calcext:value-type="float">
            <text:p>54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32" calcext:value-type="float">
            <text:p>54.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32" calcext:value-type="float">
            <text:p>54.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28" calcext:value-type="float">
            <text:p>54.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22" calcext:value-type="float">
            <text:p>54.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22" calcext:value-type="float">
            <text:p>54.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2" calcext:value-type="float">
            <text:p>54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19" calcext:value-type="float">
            <text:p>54.2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14" calcext:value-type="float">
            <text:p>54.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14" calcext:value-type="float">
            <text:p>54.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07" calcext:value-type="float">
            <text:p>54.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93" calcext:value-type="float">
            <text:p>54.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9" calcext:value-type="float">
            <text:p>54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81" calcext:value-type="float">
            <text:p>54.1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82" calcext:value-type="float">
            <text:p>54.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58" calcext:value-type="float">
            <text:p>54.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47" calcext:value-type="float">
            <text:p>54.1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3" calcext:value-type="float">
            <text:p>54.1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3" calcext:value-type="float">
            <text:p>54.1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2" calcext:value-type="float">
            <text:p>54.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13" calcext:value-type="float">
            <text:p>54.1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08" calcext:value-type="float">
            <text:p>54.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03" calcext:value-type="float">
            <text:p>54.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" calcext:value-type="float">
            <text:p>54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96" calcext:value-type="float">
            <text:p>54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" calcext:value-type="float">
            <text:p>54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04" calcext:value-type="float">
            <text:p>54.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97" calcext:value-type="float">
            <text:p>5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88" calcext:value-type="float">
            <text:p>54.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97" calcext:value-type="float">
            <text:p>5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87" calcext:value-type="float">
            <text:p>54.0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9" calcext:value-type="float">
            <text:p>54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93" calcext:value-type="float">
            <text:p>54.0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92" calcext:value-type="float">
            <text:p>54.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82" calcext:value-type="float">
            <text:p>54.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81" calcext:value-type="float">
            <text:p>54.0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85" calcext:value-type="float">
            <text:p>54.0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86" calcext:value-type="float">
            <text:p>54.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8" calcext:value-type="float">
            <text:p>54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55" calcext:value-type="float">
            <text:p>54.0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29" calcext:value-type="float">
            <text:p>54.0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07" calcext:value-type="float">
            <text:p>54.1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14" calcext:value-type="float">
            <text:p>54.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11" calcext:value-type="float">
            <text:p>54.1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12" calcext:value-type="float">
            <text:p>54.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14" calcext:value-type="float">
            <text:p>54.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" calcext:value-type="float">
            <text:p>54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15" calcext:value-type="float">
            <text:p>54.1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18" calcext:value-type="float">
            <text:p>54.1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3" calcext:value-type="float">
            <text:p>54.1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2" calcext:value-type="float">
            <text:p>54.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3" calcext:value-type="float">
            <text:p>54.1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6" calcext:value-type="float">
            <text:p>54.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6" calcext:value-type="float">
            <text:p>54.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5" calcext:value-type="float">
            <text:p>54.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6" calcext:value-type="float">
            <text:p>54.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3" calcext:value-type="float">
            <text:p>54.1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6" calcext:value-type="float">
            <text:p>54.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3" calcext:value-type="float">
            <text:p>54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8" calcext:value-type="float">
            <text:p>54.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4" calcext:value-type="float">
            <text:p>54.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08" calcext:value-type="float">
            <text:p>54.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08" calcext:value-type="float">
            <text:p>54.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98" calcext:value-type="float">
            <text:p>54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94" calcext:value-type="float">
            <text:p>54.0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92" calcext:value-type="float">
            <text:p>54.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9" calcext:value-type="float">
            <text:p>54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93" calcext:value-type="float">
            <text:p>54.0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85" calcext:value-type="float">
            <text:p>54.0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83" calcext:value-type="float">
            <text:p>54.0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89" calcext:value-type="float">
            <text:p>54.0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87" calcext:value-type="float">
            <text:p>54.0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87" calcext:value-type="float">
            <text:p>54.0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83" calcext:value-type="float">
            <text:p>54.0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79" calcext:value-type="float">
            <text:p>54.0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76" calcext:value-type="float">
            <text:p>54.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75" calcext:value-type="float">
            <text:p>54.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8" calcext:value-type="float">
            <text:p>54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73" calcext:value-type="float">
            <text:p>54.0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66" calcext:value-type="float">
            <text:p>54.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65" calcext:value-type="float">
            <text:p>54.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65" calcext:value-type="float">
            <text:p>54.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69" calcext:value-type="float">
            <text:p>54.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68" calcext:value-type="float">
            <text:p>54.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7" calcext:value-type="float">
            <text:p>54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63" calcext:value-type="float">
            <text:p>54.0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59" calcext:value-type="float">
            <text:p>54.0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05" calcext:value-type="float">
            <text:p>54.1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05" calcext:value-type="float">
            <text:p>54.1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12" calcext:value-type="float">
            <text:p>54.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13" calcext:value-type="float">
            <text:p>54.1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19" calcext:value-type="float">
            <text:p>54.1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2" calcext:value-type="float">
            <text:p>54.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8" calcext:value-type="float">
            <text:p>54.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36" calcext:value-type="float">
            <text:p>54.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47" calcext:value-type="float">
            <text:p>54.1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49" calcext:value-type="float">
            <text:p>54.1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5-20 1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" calcext:value-type="float">
            <text:p>54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4-23 11:4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6" calcext:value-type="float">
            <text:p>54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3-20 09:1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2" calcext:value-type="float">
            <text:p>54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9-01-28 09:2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8" calcext:value-type="float">
            <text:p>54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8-12-27 14:0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" calcext:value-type="float">
            <text:p>54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8-10-30 14:49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9" calcext:value-type="float">
            <text:p>54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8-09-05 1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2" calcext:value-type="float">
            <text:p>54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8-02-27 14:1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" calcext:value-type="float">
            <text:p>54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8-01-02 14:53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5" calcext:value-type="float">
            <text:p>53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7-11-07 12:12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46" calcext:value-type="float">
            <text:p>53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7-09-06 13:18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8" calcext:value-type="float">
            <text:p>54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7-06-28 14:03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" calcext:value-type="float">
            <text:p>54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7-04-25 13:09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" calcext:value-type="float">
            <text:p>54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7-02-22 13:11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7" calcext:value-type="float">
            <text:p>54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6-12-20 15:2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1" calcext:value-type="float">
            <text:p>54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6-11-01 14:3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6-08-23 13:2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5" calcext:value-type="float">
            <text:p>54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6-06-22 10:5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7" calcext:value-type="float">
            <text:p>54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6-05-09 09:2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9" calcext:value-type="float">
            <text:p>54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6-02-17 13:4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1" calcext:value-type="float">
            <text:p>54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5-12-22 13:42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" calcext:value-type="float">
            <text:p>54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5-10-27 15:28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" calcext:value-type="float">
            <text:p>54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5-09-01 12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6" calcext:value-type="float">
            <text:p>54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5-06-23 11:4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3" calcext:value-type="float">
            <text:p>54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5-04-28 09:5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5" calcext:value-type="float">
            <text:p>54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5-02-27 09:1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" calcext:value-type="float">
            <text:p>54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4-12-17 14:11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6" calcext:value-type="float">
            <text:p>54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4-10-24 10:2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2" calcext:value-type="float">
            <text:p>54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4-08-19 14:31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4" calcext:value-type="float">
            <text:p>54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4-07-01 12:1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1" calcext:value-type="float">
            <text:p>54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4-04-24 16:0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5" calcext:value-type="float">
            <text:p>54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4-02-24 14:4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94" calcext:value-type="float">
            <text:p>54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3-12-19 13:59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6" calcext:value-type="float">
            <text:p>54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3-10-24 10:3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7" calcext:value-type="float">
            <text:p>54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3-08-27 14:31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8" calcext:value-type="float">
            <text:p>54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3-06-24 10:48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9" calcext:value-type="float">
            <text:p>54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3-05-03 14:4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04" calcext:value-type="float">
            <text:p>55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3-02-25 15:1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8" calcext:value-type="float">
            <text:p>54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2-12-19 13:4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7" calcext:value-type="float">
            <text:p>54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2-10-23 11:5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" calcext:value-type="float">
            <text:p>54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2-08-14 12:22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94" calcext:value-type="float">
            <text:p>53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2-06-18 10:3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9" calcext:value-type="float">
            <text:p>53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2-04-19 13:0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63" calcext:value-type="float">
            <text:p>53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2-02-21 15:4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2" calcext:value-type="float">
            <text:p>53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1-12-15 11:29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6" calcext:value-type="float">
            <text:p>53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1-10-31 11:4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3" calcext:value-type="float">
            <text:p>53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1-08-24 10:41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7" calcext:value-type="float">
            <text:p>53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1-06-23 14:38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95" calcext:value-type="float">
            <text:p>53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1-06-21 12:2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94" calcext:value-type="float">
            <text:p>53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1-03-09 08:3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" calcext:value-type="float">
            <text:p>54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1-01-17 10:4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3" calcext:value-type="float">
            <text:p>54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0-11-09 11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9" calcext:value-type="float">
            <text:p>54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0-09-10 10:2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" calcext:value-type="float">
            <text:p>54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0-08-18 11:2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1" calcext:value-type="float">
            <text:p>54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0-08-12 12:5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9" calcext:value-type="float">
            <text:p>54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0-08-03 12:4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" calcext:value-type="float">
            <text:p>54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0-07-07 10:2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2" calcext:value-type="float">
            <text:p>54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0-05-10 09:5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" calcext:value-type="float">
            <text:p>54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0-03-11 11:4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" calcext:value-type="float">
            <text:p>54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10-01-19 09:5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" calcext:value-type="float">
            <text:p>54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9-11-12 03:0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" calcext:value-type="float">
            <text:p>54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9-09-10 08:3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" calcext:value-type="float">
            <text:p>54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9-07-06 08:2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8" calcext:value-type="float">
            <text:p>54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9-05-22 14:3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3" calcext:value-type="float">
            <text:p>54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9-03-12 09:3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8" calcext:value-type="float">
            <text:p>54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9-02-01 10:1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" calcext:value-type="float">
            <text:p>54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9-01-09 10:1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6" calcext:value-type="float">
            <text:p>54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8-11-13 09:2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9" calcext:value-type="float">
            <text:p>54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8-09-15 08:53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" calcext:value-type="float">
            <text:p>54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8-07-14 08:4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5" calcext:value-type="float">
            <text:p>54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8-05-14 07:3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" calcext:value-type="float">
            <text:p>54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8-03-11 09:2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7" calcext:value-type="float">
            <text:p>54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8-01-16 10:3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1" calcext:value-type="float">
            <text:p>54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7-11-13 10:12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4" calcext:value-type="float">
            <text:p>54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7-09-13 09:2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1" calcext:value-type="float">
            <text:p>54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7-07-11 10:2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7-05-10 08:08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" calcext:value-type="float">
            <text:p>54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7-03-12 10:0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4" calcext:value-type="float">
            <text:p>54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7-01-15 11:12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7" calcext:value-type="float">
            <text:p>53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6-12-11 14:39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9" calcext:value-type="float">
            <text:p>53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6-11-15 11:1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2" calcext:value-type="float">
            <text:p>53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6-11-14 11:2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" calcext:value-type="float">
            <text:p>53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6-10-31 09:53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61" calcext:value-type="float">
            <text:p>53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6-10-17 09:4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" calcext:value-type="float">
            <text:p>53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6-10-03 09:1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68" calcext:value-type="float">
            <text:p>53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6-09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69" calcext:value-type="float">
            <text:p>53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6-09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69" calcext:value-type="float">
            <text:p>53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6-09-14 10:1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5" calcext:value-type="float">
            <text:p>53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6-09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" calcext:value-type="float">
            <text:p>53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6-09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2" calcext:value-type="float">
            <text:p>53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6-08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2" calcext:value-type="float">
            <text:p>53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6-08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4" calcext:value-type="float">
            <text:p>53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6-08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57" calcext:value-type="float">
            <text:p>53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6-07-12 09:5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8" calcext:value-type="float">
            <text:p>53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6-05-10 09:4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8" calcext:value-type="float">
            <text:p>53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6-03-09 11:12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2" calcext:value-type="float">
            <text:p>53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6-01-11 10:4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4" calcext:value-type="float">
            <text:p>53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5-11-07 1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1" calcext:value-type="float">
            <text:p>5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5-09-12 08:3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" calcext:value-type="float">
            <text:p>53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5-07-08 08:4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5-05-11 08:3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92" calcext:value-type="float">
            <text:p>53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5-03-09 09:53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5-01-11 11:2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2" calcext:value-type="float">
            <text:p>54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4-11-12 11:1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9" calcext:value-type="float">
            <text:p>54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4-09-13 09:39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6" calcext:value-type="float">
            <text:p>54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4-07-06 08:3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" calcext:value-type="float">
            <text:p>54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4-05-11 09:5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" calcext:value-type="float">
            <text:p>54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4-03-09 10:08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" calcext:value-type="float">
            <text:p>54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4-01-09 10:5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3" calcext:value-type="float">
            <text:p>54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3-11-10 13:1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9" calcext:value-type="float">
            <text:p>54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3-09-09 09:1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" calcext:value-type="float">
            <text:p>54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3-07-09 11:4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" calcext:value-type="float">
            <text:p>54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3-05-13 09:5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" calcext:value-type="float">
            <text:p>54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3-03-11 10:3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3" calcext:value-type="float">
            <text:p>54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3-01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5" calcext:value-type="float">
            <text:p>54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2-11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" calcext:value-type="float">
            <text:p>54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2-09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" calcext:value-type="float">
            <text:p>54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2-07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2-05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9" calcext:value-type="float">
            <text:p>54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2-03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1" calcext:value-type="float">
            <text:p>54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2-01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" calcext:value-type="float">
            <text:p>54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1-09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9" calcext:value-type="float">
            <text:p>54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1-07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3" calcext:value-type="float">
            <text:p>54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1-01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3" calcext:value-type="float">
            <text:p>55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0-11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4" calcext:value-type="float">
            <text:p>54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0-09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5" calcext:value-type="float">
            <text:p>54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0-07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0-05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1" calcext:value-type="float">
            <text:p>54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0-03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2000-01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2" calcext:value-type="float">
            <text:p>54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9-11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6" calcext:value-type="float">
            <text:p>54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9-10-07 13:29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4" calcext:value-type="float">
            <text:p>54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9-07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5" calcext:value-type="float">
            <text:p>54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9-05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6" calcext:value-type="float">
            <text:p>54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9-03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" calcext:value-type="float">
            <text:p>54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9-01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1" calcext:value-type="float">
            <text:p>54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8-11-19 11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6" calcext:value-type="float">
            <text:p>54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8-09-14 09:3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5" calcext:value-type="float">
            <text:p>54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8-07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5" calcext:value-type="float">
            <text:p>54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8-05-18 08:5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" calcext:value-type="float">
            <text:p>54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8-03-10 11:5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" calcext:value-type="float">
            <text:p>54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8-01-12 11:1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4" calcext:value-type="float">
            <text:p>54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7-11-11 10:1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8" calcext:value-type="float">
            <text:p>53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7-09-09 08:2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1" calcext:value-type="float">
            <text:p>5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7-07-10 07:3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93" calcext:value-type="float">
            <text:p>53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7-06-19 10:0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6" calcext:value-type="float">
            <text:p>53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7-06-05 10:2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67" calcext:value-type="float">
            <text:p>53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7-05-12 09:01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68" calcext:value-type="float">
            <text:p>53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7-04-29 10:2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61" calcext:value-type="float">
            <text:p>53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7-04-15 10:39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69" calcext:value-type="float">
            <text:p>53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7-03-10 11:02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69" calcext:value-type="float">
            <text:p>53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7-01-14 10:2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3" calcext:value-type="float">
            <text:p>53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6-12-03 13:2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2" calcext:value-type="float">
            <text:p>53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6-11-11 10:09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2" calcext:value-type="float">
            <text:p>53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6-11-04 13:5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1" calcext:value-type="float">
            <text:p>53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6-10-22 11:5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3" calcext:value-type="float">
            <text:p>53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6-10-08 11:4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2" calcext:value-type="float">
            <text:p>53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6-10-01 12:2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4" calcext:value-type="float">
            <text:p>53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6-09-23 13:3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5" calcext:value-type="float">
            <text:p>53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6-09-19 11:2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7" calcext:value-type="float">
            <text:p>53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6-09-11 09:1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4" calcext:value-type="float">
            <text:p>53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6-09-03 10:5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4" calcext:value-type="float">
            <text:p>53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6-08-27 10:52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5" calcext:value-type="float">
            <text:p>53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6-08-21 11:1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2" calcext:value-type="float">
            <text:p>53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6-08-07 13:13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2" calcext:value-type="float">
            <text:p>53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6-07-15 08:2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9" calcext:value-type="float">
            <text:p>53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6-06-24 12:3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67" calcext:value-type="float">
            <text:p>53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6-05-10 09:02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1" calcext:value-type="float">
            <text:p>5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6-03-11 10:59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97" calcext:value-type="float">
            <text:p>53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6-01-09 10:3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2" calcext:value-type="float">
            <text:p>53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5-12-06 14:4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6" calcext:value-type="float">
            <text:p>53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5-11-21 15:4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2" calcext:value-type="float">
            <text:p>54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5-11-14 15:3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6" calcext:value-type="float">
            <text:p>54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5-11-08 11:2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7" calcext:value-type="float">
            <text:p>53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5-11-02 15:0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7" calcext:value-type="float">
            <text:p>54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5-11-01 10:0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" calcext:value-type="float">
            <text:p>54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5-10-24 15:52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" calcext:value-type="float">
            <text:p>54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5-10-19 14:2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" calcext:value-type="float">
            <text:p>54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5-10-10 14:2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9" calcext:value-type="float">
            <text:p>54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5-10-04 14:0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1" calcext:value-type="float">
            <text:p>54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5-09-28 14:0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" calcext:value-type="float">
            <text:p>54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5-09-20 13:59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4" calcext:value-type="float">
            <text:p>54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5-09-12 14:5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6" calcext:value-type="float">
            <text:p>54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5-09-11 09:2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8" calcext:value-type="float">
            <text:p>54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5-09-07 14:33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7" calcext:value-type="float">
            <text:p>54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5-08-29 14:3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6" calcext:value-type="float">
            <text:p>54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5-08-22 10:3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6" calcext:value-type="float">
            <text:p>54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5-08-17 12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8" calcext:value-type="float">
            <text:p>54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5-08-10 12:2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" calcext:value-type="float">
            <text:p>54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5-07-14 11:23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2" calcext:value-type="float">
            <text:p>54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5-05-26 11:3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7" calcext:value-type="float">
            <text:p>54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5-03-06 15:1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5-01-12 12:0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4" calcext:value-type="float">
            <text:p>54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4-11-11 12:1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9" calcext:value-type="float">
            <text:p>54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4-09-14 10:5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1" calcext:value-type="float">
            <text:p>54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4-07-08 14:09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8" calcext:value-type="float">
            <text:p>54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4-05-11 13:3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" calcext:value-type="float">
            <text:p>54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4-03-07 14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6" calcext:value-type="float">
            <text:p>54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4-01-14 10:3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3-11-04 13:3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" calcext:value-type="float">
            <text:p>53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3-09-09 13:3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4" calcext:value-type="float">
            <text:p>53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3-07-05 13:02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5" calcext:value-type="float">
            <text:p>53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3-05-14 13:41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6" calcext:value-type="float">
            <text:p>53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3-03-11 16:08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9" calcext:value-type="float">
            <text:p>53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3-02-04 13:1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7" calcext:value-type="float">
            <text:p>53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3-01-06 12:1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69" calcext:value-type="float">
            <text:p>53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2-12-07 12:43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64" calcext:value-type="float">
            <text:p>53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2-11-10 13:58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45" calcext:value-type="float">
            <text:p>53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2-10-02 14:01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45" calcext:value-type="float">
            <text:p>53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2-09-02 1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46" calcext:value-type="float">
            <text:p>53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2-08-12 12:48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44" calcext:value-type="float">
            <text:p>53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2-07-13 14:0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42" calcext:value-type="float">
            <text:p>53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2-06-09 12:11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47" calcext:value-type="float">
            <text:p>53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2-05-13 14:32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48" calcext:value-type="float">
            <text:p>53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2-04-09 13:4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53" calcext:value-type="float">
            <text:p>53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2-03-04 12:22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57" calcext:value-type="float">
            <text:p>53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2-02-10 12:4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61" calcext:value-type="float">
            <text:p>53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2-01-07 15:22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67" calcext:value-type="float">
            <text:p>53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1-12-09 12:0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68" calcext:value-type="float">
            <text:p>53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1-11-12 14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8" calcext:value-type="float">
            <text:p>53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1-10-15 14:18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1" calcext:value-type="float">
            <text:p>5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1-09-16 13:2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9" calcext:value-type="float">
            <text:p>53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1-08-21 14:01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95" calcext:value-type="float">
            <text:p>53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1-07-03 12:4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91" calcext:value-type="float">
            <text:p>53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1-06-11 11:49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8" calcext:value-type="float">
            <text:p>53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1-05-07 11:58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8" calcext:value-type="float">
            <text:p>53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1-03-18 14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92" calcext:value-type="float">
            <text:p>53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1-02-14 13:3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8" calcext:value-type="float">
            <text:p>54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1-01-04 11:5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6" calcext:value-type="float">
            <text:p>53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0-12-11 13:5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4" calcext:value-type="float">
            <text:p>53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0-11-07 15:2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6" calcext:value-type="float">
            <text:p>53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0-10-08 14:0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91" calcext:value-type="float">
            <text:p>53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0-09-06 10:09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96" calcext:value-type="float">
            <text:p>53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0-08-20 12:0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96" calcext:value-type="float">
            <text:p>53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0-08-08 14:4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99" calcext:value-type="float">
            <text:p>53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0-07-31 11:2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1" calcext:value-type="float">
            <text:p>54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0-07-09 11:32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5" calcext:value-type="float">
            <text:p>54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0-06-07 11:1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" calcext:value-type="float">
            <text:p>54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0-05-14 15:1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3" calcext:value-type="float">
            <text:p>54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0-04-09 14:0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3" calcext:value-type="float">
            <text:p>54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0-03-05 12:1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9" calcext:value-type="float">
            <text:p>54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0-02-05 11:5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95" calcext:value-type="float">
            <text:p>53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90-01-09 13:0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1" calcext:value-type="float">
            <text:p>5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9-12-07 13:3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2" calcext:value-type="float">
            <text:p>53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9-11-09 12:29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5" calcext:value-type="float">
            <text:p>53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9-10-31 12:03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5" calcext:value-type="float">
            <text:p>53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9-10-23 14:2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4" calcext:value-type="float">
            <text:p>53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9-10-17 1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6" calcext:value-type="float">
            <text:p>53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9-10-10 13:2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7" calcext:value-type="float">
            <text:p>53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9-10-02 13:1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8" calcext:value-type="float">
            <text:p>53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9-09-25 14:53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1" calcext:value-type="float">
            <text:p>5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9-09-20 13:33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2" calcext:value-type="float">
            <text:p>53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9-09-14 13:4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2" calcext:value-type="float">
            <text:p>53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9-09-07 15:5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3" calcext:value-type="float">
            <text:p>53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9-09-01 11:39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3" calcext:value-type="float">
            <text:p>53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9-08-25 13:4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4" calcext:value-type="float">
            <text:p>53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9-08-15 11:12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6" calcext:value-type="float">
            <text:p>53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9-08-07 13:4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6" calcext:value-type="float">
            <text:p>53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9-08-03 13:3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7" calcext:value-type="float">
            <text:p>53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9-07-26 11:2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8" calcext:value-type="float">
            <text:p>53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9-07-20 13:1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9-07-04 14:3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92" calcext:value-type="float">
            <text:p>53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9-06-21 14:1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93" calcext:value-type="float">
            <text:p>53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9-06-12 15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95" calcext:value-type="float">
            <text:p>53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9-05-16 10:18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99" calcext:value-type="float">
            <text:p>53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9-04-07 13:21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3" calcext:value-type="float">
            <text:p>54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9-03-13 13:4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4" calcext:value-type="float">
            <text:p>54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9-02-02 15:2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1" calcext:value-type="float">
            <text:p>54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9-01-13 13:2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6" calcext:value-type="float">
            <text:p>54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8-12-14 13:22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3" calcext:value-type="float">
            <text:p>54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8-11-03 13:58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5" calcext:value-type="float">
            <text:p>54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8-10-12 14:1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" calcext:value-type="float">
            <text:p>54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8-09-08 13:3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8-08-16 13:3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3" calcext:value-type="float">
            <text:p>54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8-07-05 12:41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63" calcext:value-type="float">
            <text:p>54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8-06-07 12:5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3" calcext:value-type="float">
            <text:p>54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8-05-04 13:31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8" calcext:value-type="float">
            <text:p>54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8-04-14 11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77" calcext:value-type="float">
            <text:p>54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8-03-03 14:4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9" calcext:value-type="float">
            <text:p>54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8-02-05 10:5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8" calcext:value-type="float">
            <text:p>54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8-01-15 12:09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9" calcext:value-type="float">
            <text:p>54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7-12-14 14:29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6" calcext:value-type="float">
            <text:p>54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7-11-09 11:43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7" calcext:value-type="float">
            <text:p>54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7-10-09 11:1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" calcext:value-type="float">
            <text:p>54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7-09-10 11:21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7" calcext:value-type="float">
            <text:p>54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7-08-10 11:1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3" calcext:value-type="float">
            <text:p>54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7-07-15 13:5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" calcext:value-type="float">
            <text:p>54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7-06-03 13:0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" calcext:value-type="float">
            <text:p>54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7-05-12 13:3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" calcext:value-type="float">
            <text:p>54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7-04-07 09:4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3" calcext:value-type="float">
            <text:p>54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7-03-09 15:5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6" calcext:value-type="float">
            <text:p>54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7-02-05 15:21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9" calcext:value-type="float">
            <text:p>54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7-01-12 14:5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9" calcext:value-type="float">
            <text:p>54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6-12-03 15:38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3" calcext:value-type="float">
            <text:p>54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6-11-25 15:0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" calcext:value-type="float">
            <text:p>54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6-11-11 11:49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8" calcext:value-type="float">
            <text:p>54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6-10-22 12:5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" calcext:value-type="float">
            <text:p>54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6-10-07 12:4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4" calcext:value-type="float">
            <text:p>54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6-09-22 13:1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7" calcext:value-type="float">
            <text:p>54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6-09-03 12:38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9" calcext:value-type="float">
            <text:p>54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6-08-22 13:2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1" calcext:value-type="float">
            <text:p>54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6-08-13 12:22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1" calcext:value-type="float">
            <text:p>54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6-07-22 11:3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9" calcext:value-type="float">
            <text:p>54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6-07-07 13:0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2" calcext:value-type="float">
            <text:p>54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6-06-20 09:3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4" calcext:value-type="float">
            <text:p>54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6-06-11 10:5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" calcext:value-type="float">
            <text:p>54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6-05-21 13:1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" calcext:value-type="float">
            <text:p>54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6-05-06 10:42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" calcext:value-type="float">
            <text:p>54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6-04-21 10:5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" calcext:value-type="float">
            <text:p>54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6-04-08 13:5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" calcext:value-type="float">
            <text:p>54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6-03-20 10:3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" calcext:value-type="float">
            <text:p>54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6-03-05 13:22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" calcext:value-type="float">
            <text:p>54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6-02-20 15:3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6" calcext:value-type="float">
            <text:p>54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6-02-10 13:5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5" calcext:value-type="float">
            <text:p>54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6-01-20 10:4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" calcext:value-type="float">
            <text:p>54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6-01-07 12:12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8" calcext:value-type="float">
            <text:p>54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5-12-18 10:4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3" calcext:value-type="float">
            <text:p>54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5-12-04 11:51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5" calcext:value-type="float">
            <text:p>54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5-11-20 15:2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6" calcext:value-type="float">
            <text:p>54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5-11-04 13:4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2" calcext:value-type="float">
            <text:p>54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5-10-23 13:5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4" calcext:value-type="float">
            <text:p>54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5-10-07 11:43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" calcext:value-type="float">
            <text:p>54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5-09-25 12:43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7" calcext:value-type="float">
            <text:p>54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5-09-23 13:5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4" calcext:value-type="float">
            <text:p>54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5-09-18 12:4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7" calcext:value-type="float">
            <text:p>54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5-09-13 10:5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8" calcext:value-type="float">
            <text:p>54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5-09-10 12:2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9" calcext:value-type="float">
            <text:p>54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5-09-08 14:3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8" calcext:value-type="float">
            <text:p>54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5-08-29 11:0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1" calcext:value-type="float">
            <text:p>54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5-08-14 12:5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2" calcext:value-type="float">
            <text:p>54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5-07-11 11:12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7" calcext:value-type="float">
            <text:p>54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5-06-11 13:59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1" calcext:value-type="float">
            <text:p>54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5-05-07 11:22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3" calcext:value-type="float">
            <text:p>54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5-04-04 12:1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9" calcext:value-type="float">
            <text:p>54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5-03-07 13:52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4" calcext:value-type="float">
            <text:p>54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5-02-04 13:23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" calcext:value-type="float">
            <text:p>54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5-01-07 12:38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1" calcext:value-type="float">
            <text:p>54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12-10 14:1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" calcext:value-type="float">
            <text:p>54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11-07 12:23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2" calcext:value-type="float">
            <text:p>54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10-04 13:3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6" calcext:value-type="float">
            <text:p>54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9-17 12:3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1" calcext:value-type="float">
            <text:p>54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9-05 11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1" calcext:value-type="float">
            <text:p>54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8-28 10:2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1" calcext:value-type="float">
            <text:p>54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8-23 11:38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3" calcext:value-type="float">
            <text:p>54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8-20 11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" calcext:value-type="float">
            <text:p>54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8-17 10:3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" calcext:value-type="float">
            <text:p>54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8-16 10:2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" calcext:value-type="float">
            <text:p>54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8-15 10:3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2" calcext:value-type="float">
            <text:p>54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7-30 10:4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4" calcext:value-type="float">
            <text:p>54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7-17 11:4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4" calcext:value-type="float">
            <text:p>54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6-28 14:5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5" calcext:value-type="float">
            <text:p>54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6-22 10:3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6" calcext:value-type="float">
            <text:p>54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6-18 15:01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5" calcext:value-type="float">
            <text:p>54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6-16 11:0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6" calcext:value-type="float">
            <text:p>54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6-15 11:38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6" calcext:value-type="float">
            <text:p>54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6-14 09:5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6" calcext:value-type="float">
            <text:p>54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6-13 08:5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7" calcext:value-type="float">
            <text:p>54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6-12 11:4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7" calcext:value-type="float">
            <text:p>54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6-11 11:1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6" calcext:value-type="float">
            <text:p>54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6-10 10:2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6" calcext:value-type="float">
            <text:p>54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6-09 10:2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7" calcext:value-type="float">
            <text:p>54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6-08 13:2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7" calcext:value-type="float">
            <text:p>54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6-07 10:5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7" calcext:value-type="float">
            <text:p>54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6-06 10:22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7" calcext:value-type="float">
            <text:p>54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6-05 10:5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7" calcext:value-type="float">
            <text:p>54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6-04 14:0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7" calcext:value-type="float">
            <text:p>54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6-03 10:5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8" calcext:value-type="float">
            <text:p>54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6-02 09:4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6" calcext:value-type="float">
            <text:p>54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6-01 11:5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7" calcext:value-type="float">
            <text:p>54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5-31 10:5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7" calcext:value-type="float">
            <text:p>54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5-30 08:58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6" calcext:value-type="float">
            <text:p>54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5-29 11:5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7" calcext:value-type="float">
            <text:p>54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5-26 11:01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7" calcext:value-type="float">
            <text:p>54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5-24 11:3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7" calcext:value-type="float">
            <text:p>54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5-23 04:5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7" calcext:value-type="float">
            <text:p>54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5-22 12:4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9" calcext:value-type="float">
            <text:p>54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5-18 11:0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17" calcext:value-type="float">
            <text:p>54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5-15 11:1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" calcext:value-type="float">
            <text:p>54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5-10 11:0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" calcext:value-type="float">
            <text:p>54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5-04 11:27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1" calcext:value-type="float">
            <text:p>54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4-18 11:1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4" calcext:value-type="float">
            <text:p>54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4-06 12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5" calcext:value-type="float">
            <text:p>54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3-20 12:4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5" calcext:value-type="float">
            <text:p>54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3-07 11:2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3" calcext:value-type="float">
            <text:p>54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2-08 15:23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7" calcext:value-type="float">
            <text:p>54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4-01-10 11:2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4" calcext:value-type="float">
            <text:p>54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3-12-07 11:38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1" calcext:value-type="float">
            <text:p>54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3-11-08 12:2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8" calcext:value-type="float">
            <text:p>54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3-10-05 12:4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" calcext:value-type="float">
            <text:p>54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3-09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6" calcext:value-type="float">
            <text:p>54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3-08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9" calcext:value-type="float">
            <text:p>54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3-07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4" calcext:value-type="float">
            <text:p>54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3-06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3" calcext:value-type="float">
            <text:p>54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3-05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43" calcext:value-type="float">
            <text:p>54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3-04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7" calcext:value-type="float">
            <text:p>54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3-03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6" calcext:value-type="float">
            <text:p>54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J62/235</text:p>
          </table:table-cell>
          <table:table-cell office:value-type="string" calcext:value-type="string">
            <text:p>1983-02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9" calcext:value-type="float">
            <text:p>54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7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331" meta:object-count="0"/>
    <meta:user-defined meta:name="AppVersion">3.0</meta:user-defined>
  </office:meta>
</office:document-meta>
</file>